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" svg:font-family="" style:font-family-generic="roman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Mono2" svg:font-family="FreeMono" style:font-family-generic="roman" style:font-pitch="variable"/>
    <style:font-face style:name="FreeMono3" svg:font-family="FreeMono" style:font-family-generic="swiss" style:font-pitch="variable"/>
    <style:font-face style:name="Helvetica Neue" svg:font-family="'Helvetica Neue', Helvetica, 'Segoe UI', Arial, freesans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officeooo:rsid="00189e76" officeooo:paragraph-rsid="00189e76"/>
    </style:style>
    <style:style style:name="P2" style:family="paragraph" style:parent-style-name="Standard">
      <style:text-properties officeooo:paragraph-rsid="00189e76"/>
    </style:style>
    <style:style style:name="P3" style:family="paragraph" style:parent-style-name="Standard">
      <style:text-properties officeooo:rsid="0019c4b1" officeooo:paragraph-rsid="0019c4b1"/>
    </style:style>
    <style:style style:name="P4" style:family="paragraph" style:parent-style-name="Standard">
      <style:text-properties fo:font-weight="bold" officeooo:rsid="0019c4b1" officeooo:paragraph-rsid="001a0b3d" style:font-weight-asian="bold" style:font-weight-complex="bold"/>
    </style:style>
    <style:style style:name="P5" style:family="paragraph" style:parent-style-name="Standard">
      <style:text-properties fo:font-weight="bold" officeooo:rsid="001a0b3d" officeooo:paragraph-rsid="001acb93" style:font-weight-asian="bold" style:font-weight-complex="bold"/>
    </style:style>
    <style:style style:name="P6" style:family="paragraph" style:parent-style-name="Text_20_body">
      <style:text-properties fo:font-weight="bold" officeooo:rsid="00176979" officeooo:paragraph-rsid="0037959b" style:font-weight-asian="bold" style:font-weight-complex="bold"/>
    </style:style>
    <style:style style:name="P7" style:family="paragraph" style:parent-style-name="Text_20_body">
      <style:text-properties fo:font-weight="bold" officeooo:paragraph-rsid="0037959b" style:font-weight-asian="bold" style:font-weight-complex="bold"/>
    </style:style>
    <style:style style:name="P8" style:family="paragraph" style:parent-style-name="Standard">
      <style:text-properties fo:font-weight="bold" officeooo:rsid="004ba3dd" officeooo:paragraph-rsid="004ba3dd" style:font-weight-asian="bold" style:font-weight-complex="bold"/>
    </style:style>
    <style:style style:name="P9" style:family="paragraph" style:parent-style-name="Standard">
      <style:text-properties fo:font-weight="normal" officeooo:rsid="001a0b3d" officeooo:paragraph-rsid="001a0b3d" style:font-weight-asian="normal" style:font-weight-complex="normal"/>
    </style:style>
    <style:style style:name="P10" style:family="paragraph" style:parent-style-name="Standard">
      <style:text-properties officeooo:paragraph-rsid="001acb93"/>
    </style:style>
    <style:style style:name="P11" style:family="paragraph" style:parent-style-name="Standard">
      <style:text-properties fo:font-style="normal" officeooo:rsid="0019c4b1" officeooo:paragraph-rsid="0019c4b1" style:font-style-asian="normal" style:font-style-complex="normal"/>
    </style:style>
    <style:style style:name="P12" style:family="paragraph" style:parent-style-name="Standard">
      <style:text-properties fo:font-style="normal" fo:font-weight="normal" officeooo:rsid="001a0b3d" officeooo:paragraph-rsid="001a0b3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acb93" officeooo:paragraph-rsid="001acb9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c0609" officeooo:paragraph-rsid="001acb9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de7ca" officeooo:paragraph-rsid="001acb93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de7ca" officeooo:paragraph-rsid="001de7ca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fe58e" officeooo:paragraph-rsid="001de7c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fe58e" officeooo:paragraph-rsid="001fe58e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bold" officeooo:rsid="001c0609" officeooo:paragraph-rsid="001acb93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1c0609" officeooo:paragraph-rsid="001de7ca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1c0609" officeooo:paragraph-rsid="001fe58e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officeooo:paragraph-rsid="00260370"/>
    </style:style>
    <style:style style:name="P23" style:family="paragraph" style:parent-style-name="Text_20_body">
      <style:text-properties officeooo:rsid="00260370" officeooo:paragraph-rsid="00260370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style:text-underline-style="solid" style:text-underline-width="auto" style:text-underline-color="font-color" officeooo:rsid="003536dc" officeooo:paragraph-rsid="003536dc"/>
    </style:style>
    <style:style style:name="P26" style:family="paragraph" style:parent-style-name="Quotations">
      <style:text-properties fo:font-size="9pt" style:font-size-asian="9pt" style:font-size-complex="9pt"/>
    </style:style>
    <style:style style:name="P27" style:family="paragraph" style:parent-style-name="Text_20_body">
      <style:text-properties fo:font-size="9pt" fo:font-style="italic" fo:font-weight="bold" officeooo:rsid="0031a42a" officeooo:paragraph-rsid="0031a42a" style:font-size-asian="9pt" style:font-style-asian="italic" style:font-weight-asian="bold" style:font-size-complex="9pt" style:font-style-complex="italic" style:font-weight-complex="bold"/>
    </style:style>
    <style:style style:name="P28" style:family="paragraph" style:parent-style-name="Text_20_body">
      <style:text-properties fo:font-size="9pt" fo:font-style="italic" style:text-underline-style="none" fo:font-weight="bold" officeooo:rsid="0031a42a" officeooo:paragraph-rsid="0031a42a" style:font-size-asian="9pt" style:font-style-asian="italic" style:font-weight-asian="bold" style:font-size-complex="9pt" style:font-style-complex="italic" style:font-weight-complex="bold"/>
    </style:style>
    <style:style style:name="P29" style:family="paragraph" style:parent-style-name="Text_20_body">
      <style:text-properties fo:font-size="9pt" style:text-underline-style="none" style:font-size-asian="9pt" style:font-size-complex="9pt"/>
    </style:style>
    <style:style style:name="P30" style:family="paragraph" style:parent-style-name="Text_20_body">
      <style:text-properties fo:font-size="9pt" style:text-underline-style="none" officeooo:paragraph-rsid="0031a42a" style:font-size-asian="9pt" style:font-size-complex="9pt"/>
    </style:style>
    <style:style style:name="P31" style:family="paragraph" style:parent-style-name="Text_20_body">
      <style:text-properties officeooo:paragraph-rsid="0031a42a"/>
    </style:style>
    <style:style style:name="P32" style:family="paragraph" style:parent-style-name="Heading_20_4">
      <style:text-properties fo:font-variant="normal" fo:text-transform="none" fo:color="#24292e" loext:opacity="100%" fo:letter-spacing="normal" officeooo:rsid="00189e76"/>
    </style:style>
    <style:style style:name="P33" style:family="paragraph" style:parent-style-name="Heading_20_4">
      <style:text-properties fo:font-variant="normal" fo:text-transform="none" fo:color="#24292e" loext:opacity="100%" fo:letter-spacing="normal" officeooo:rsid="00189e76" officeooo:paragraph-rsid="003ec803"/>
    </style:style>
    <style:style style:name="P34" style:family="paragraph" style:parent-style-name="Text_20_body">
      <style:text-properties fo:font-variant="normal" fo:text-transform="none" fo:color="#24292e" loext:opacity="100%" fo:letter-spacing="normal" officeooo:rsid="00189e76" officeooo:paragraph-rsid="003ec803"/>
    </style:style>
    <style:style style:name="P35" style:family="paragraph" style:parent-style-name="Heading_20_4">
      <style:text-properties fo:font-variant="normal" fo:text-transform="none" fo:color="#24292e" loext:opacity="100%" fo:letter-spacing="normal" officeooo:rsid="00189e76" officeooo:paragraph-rsid="0040b062"/>
    </style:style>
    <style:style style:name="P36" style:family="paragraph" style:parent-style-name="Heading_20_4">
      <style:text-properties fo:font-variant="normal" fo:text-transform="none" fo:color="#24292e" loext:opacity="100%" fo:letter-spacing="normal" officeooo:rsid="00189e76" officeooo:paragraph-rsid="0043c48d"/>
    </style:style>
    <style:style style:name="P37" style:family="paragraph" style:parent-style-name="Text_20_body">
      <style:text-properties fo:font-variant="normal" fo:text-transform="none" fo:color="#24292e" loext:opacity="100%" fo:letter-spacing="normal" officeooo:rsid="00189e76" officeooo:paragraph-rsid="0043c48d"/>
    </style:style>
    <style:style style:name="P38" style:family="paragraph" style:parent-style-name="Text_20_body">
      <style:text-properties fo:font-variant="normal" fo:text-transform="none" fo:color="#24292e" loext:opacity="100%" fo:letter-spacing="normal" officeooo:rsid="00189e76" officeooo:paragraph-rsid="0044f807"/>
    </style:style>
    <style:style style:name="P39" style:family="paragraph" style:parent-style-name="Standard">
      <style:text-properties fo:font-variant="normal" fo:text-transform="none" fo:color="#24292e" loext:opacity="100%" style:font-name="Liberation Mono" fo:font-size="10pt" fo:letter-spacing="normal" officeooo:rsid="00189e76" officeooo:paragraph-rsid="00189e76" style:font-name-asian="Noto Sans Mono CJK SC" style:font-size-asian="10pt" style:font-name-complex="Liberation Mono" style:font-size-complex="10pt"/>
    </style:style>
    <style:style style:name="P40" style:family="paragraph" style:parent-style-name="Text_20_body">
      <style:paragraph-properties fo:margin-top="0cm" fo:margin-bottom="0.499cm" style:contextual-spacing="false"/>
      <style:text-properties fo:font-variant="normal" fo:text-transform="none" fo:color="#333333" loext:opacity="100%" style:font-name="Helvetica Neue" fo:font-size="12pt" fo:letter-spacing="normal" fo:font-style="normal" fo:font-weight="normal"/>
    </style:style>
    <style:style style:name="P41" style:family="paragraph" style:parent-style-name="Text_20_body">
      <style:text-properties fo:font-variant="normal" fo:text-transform="none" fo:color="#000000" loext:opacity="100%" style:text-line-through-style="solid" style:text-line-through-type="single" style:font-name="SFMono-Regular" fo:font-size="11.25pt" fo:letter-spacing="normal" fo:language="es" fo:country="ES" fo:font-style="normal" fo:font-weight="normal" officeooo:rsid="00158f90" officeooo:paragraph-rsid="0037959b" style:font-weight-asian="normal" style:font-weight-complex="normal"/>
    </style:style>
    <style:style style:name="P42" style:family="paragraph" style:parent-style-name="Heading_20_4">
      <style:text-properties style:font-name="Liberation Sans" fo:font-size="13.3000001907349pt" fo:language="es" fo:country="ES" fo:font-style="italic" fo:font-weight="bold" officeooo:rsid="000a42eb" officeooo:paragraph-rsid="0037959b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3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4ba3d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4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4d9133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5" style:family="paragraph" style:parent-style-name="Text_20_body">
      <style:text-properties style:font-name="Liberation Sans" fo:font-size="16.1000003814697pt" fo:font-weight="bold" officeooo:rsid="0039ae00" officeooo:paragraph-rsid="0039ae00" style:font-name-asian="Noto Sans CJK SC1" style:font-size-asian="16.1000003814697pt" style:font-weight-asian="bold" style:font-name-complex="Lohit Devanagari4" style:font-size-complex="16.1000003814697pt" style:font-weight-complex="bold"/>
    </style:style>
    <style:style style:name="P46" style:family="paragraph" style:parent-style-name="Text_20_body">
      <style:text-properties style:font-name="Liberation Sans" fo:font-size="8pt" fo:language="es" fo:country="ES" fo:font-style="normal" fo:font-weight="normal" officeooo:rsid="004ba3dd" officeooo:paragraph-rsid="004ba3dd" style:font-name-asian="Noto Sans CJK SC1" style:font-size-asian="8pt" style:font-style-asian="normal" style:font-weight-asian="normal" style:font-name-complex="Lohit Devanagari4" style:font-size-complex="8pt" style:font-style-complex="normal" style:font-weight-complex="normal"/>
    </style:style>
    <style:style style:name="P47" style:family="paragraph" style:parent-style-name="Preformatted_20_Text">
      <style:paragraph-properties fo:margin-top="0cm" fo:margin-bottom="0.499cm" style:contextual-spacing="false"/>
    </style:style>
    <style:style style:name="P48" style:family="paragraph" style:parent-style-name="Text_20_body">
      <style:text-properties officeooo:rsid="00184efa" officeooo:paragraph-rsid="0037959b"/>
    </style:style>
    <style:style style:name="P49" style:family="paragraph" style:parent-style-name="Text_20_body">
      <style:text-properties fo:language="es" fo:country="ES" officeooo:rsid="000d24bf" officeooo:paragraph-rsid="0037959b"/>
    </style:style>
    <style:style style:name="P50" style:family="paragraph" style:parent-style-name="Text_20_body">
      <style:text-properties fo:language="es" fo:country="ES" fo:font-weight="bold" officeooo:rsid="00117d98" officeooo:paragraph-rsid="0037959b" style:font-weight-asian="bold" style:font-weight-complex="bold"/>
    </style:style>
    <style:style style:name="P51" style:family="paragraph" style:parent-style-name="Preformatted_20_Text">
      <style:text-properties fo:language="es" fo:country="ES" fo:font-weight="bold" officeooo:rsid="00117d98" officeooo:paragraph-rsid="00521426" style:font-weight-asian="bold" style:font-weight-complex="bold"/>
    </style:style>
    <style:style style:name="P52" style:family="paragraph" style:parent-style-name="Text_20_body">
      <style:text-properties fo:language="es" fo:country="ES" fo:font-weight="bold" officeooo:rsid="0012326c" officeooo:paragraph-rsid="0037959b" style:font-weight-asian="bold" style:font-weight-complex="bold"/>
    </style:style>
    <style:style style:name="P53" style:family="paragraph" style:parent-style-name="Text_20_body">
      <style:text-properties fo:language="es" fo:country="ES" fo:font-weight="bold" officeooo:rsid="0013a45f" officeooo:paragraph-rsid="0037959b" style:font-weight-asian="bold" style:font-weight-complex="bold"/>
    </style:style>
    <style:style style:name="P54" style:family="paragraph" style:parent-style-name="Text_20_body">
      <style:text-properties fo:language="es" fo:country="ES" fo:font-weight="bold" officeooo:rsid="002dad1b" officeooo:paragraph-rsid="0037959b" style:font-weight-asian="bold" style:font-weight-complex="bold"/>
    </style:style>
    <style:style style:name="P55" style:family="paragraph" style:parent-style-name="Text_20_body">
      <style:text-properties fo:language="es" fo:country="ES" fo:font-weight="bold" officeooo:rsid="00158f90" officeooo:paragraph-rsid="0037959b" style:font-weight-asian="bold" style:font-weight-complex="bold"/>
    </style:style>
    <style:style style:name="P56" style:family="paragraph" style:parent-style-name="Text_20_body">
      <style:text-properties fo:language="es" fo:country="ES" fo:font-weight="bold" officeooo:rsid="001b95e1" officeooo:paragraph-rsid="0037959b" style:font-weight-asian="bold" style:font-weight-complex="bold"/>
    </style:style>
    <style:style style:name="P57" style:family="paragraph" style:parent-style-name="Text_20_body">
      <style:text-properties fo:language="es" fo:country="ES" fo:font-weight="bold" officeooo:rsid="00521426" officeooo:paragraph-rsid="00521426" style:font-weight-asian="bold" style:font-weight-complex="bold"/>
    </style:style>
    <style:style style:name="P58" style:family="paragraph" style:parent-style-name="Text_20_body">
      <style:text-properties fo:language="es" fo:country="ES" fo:font-weight="normal" officeooo:rsid="00117d98" officeooo:paragraph-rsid="0037959b" style:font-weight-asian="normal" style:font-weight-complex="normal"/>
    </style:style>
    <style:style style:name="P59" style:family="paragraph" style:parent-style-name="Text_20_body">
      <style:text-properties fo:language="es" fo:country="ES" fo:font-weight="normal" officeooo:rsid="0012c25e" officeooo:paragraph-rsid="0037959b" style:font-weight-asian="normal" style:font-weight-complex="normal"/>
    </style:style>
    <style:style style:name="P60" style:family="paragraph" style:parent-style-name="Text_20_body">
      <style:text-properties fo:language="es" fo:country="ES" fo:font-weight="normal" officeooo:rsid="0012326c" officeooo:paragraph-rsid="0037959b" style:font-weight-asian="normal" style:font-weight-complex="normal"/>
    </style:style>
    <style:style style:name="P61" style:family="paragraph" style:parent-style-name="Text_20_body">
      <style:text-properties fo:language="es" fo:country="ES" fo:font-weight="normal" officeooo:rsid="0013a45f" officeooo:paragraph-rsid="0037959b" style:font-weight-asian="normal" style:font-weight-complex="normal"/>
    </style:style>
    <style:style style:name="P62" style:family="paragraph" style:parent-style-name="Text_20_body">
      <style:text-properties fo:language="es" fo:country="ES" fo:font-weight="normal" officeooo:rsid="00158f90" officeooo:paragraph-rsid="0037959b" style:font-weight-asian="normal" style:font-weight-complex="normal"/>
    </style:style>
    <style:style style:name="P63" style:family="paragraph" style:parent-style-name="Text_20_body">
      <style:text-properties fo:language="es" fo:country="ES" fo:font-weight="normal" officeooo:rsid="002dad1b" officeooo:paragraph-rsid="0037959b" style:font-weight-asian="normal" style:font-weight-complex="normal"/>
    </style:style>
    <style:style style:name="P64" style:family="paragraph" style:parent-style-name="Text_20_body">
      <style:text-properties fo:language="es" fo:country="ES" fo:font-weight="normal" officeooo:rsid="001815f2" officeooo:paragraph-rsid="0037959b" style:font-weight-asian="normal" style:font-weight-complex="normal"/>
    </style:style>
    <style:style style:name="P65" style:family="paragraph" style:parent-style-name="Text_20_body">
      <style:text-properties fo:language="es" fo:country="ES" fo:font-weight="normal" officeooo:rsid="001d8075" officeooo:paragraph-rsid="0037959b" style:font-weight-asian="normal" style:font-weight-complex="normal"/>
    </style:style>
    <style:style style:name="P66" style:family="paragraph" style:parent-style-name="Text_20_body">
      <style:text-properties fo:language="es" fo:country="ES" fo:font-weight="normal" officeooo:rsid="001e0e10" officeooo:paragraph-rsid="0037959b" style:font-weight-asian="normal" style:font-weight-complex="normal"/>
    </style:style>
    <style:style style:name="P67" style:family="paragraph" style:parent-style-name="Text_20_body">
      <style:text-properties fo:language="es" fo:country="ES" officeooo:paragraph-rsid="0037959b"/>
    </style:style>
    <style:style style:name="P68" style:family="paragraph" style:parent-style-name="Text_20_body">
      <style:text-properties fo:color="#c9211e" loext:opacity="100%" fo:language="es" fo:country="ES" fo:font-weight="bold" officeooo:rsid="00176979" officeooo:paragraph-rsid="0037959b" style:font-weight-asian="bold" style:font-weight-complex="bold"/>
    </style:style>
    <style:style style:name="P69" style:family="paragraph" style:parent-style-name="Text_20_body">
      <style:text-properties officeooo:paragraph-rsid="0037959b"/>
    </style:style>
    <style:style style:name="P70" style:family="paragraph" style:parent-style-name="Title">
      <style:text-properties officeooo:rsid="00357acd" officeooo:paragraph-rsid="00357acd"/>
    </style:style>
    <style:style style:name="P71" style:family="paragraph" style:parent-style-name="Text_20_body">
      <style:text-properties officeooo:rsid="00357acd" officeooo:paragraph-rsid="00357acd"/>
    </style:style>
    <style:style style:name="P72" style:family="paragraph" style:parent-style-name="Text_20_body">
      <style:text-properties officeooo:paragraph-rsid="0043c48d"/>
    </style:style>
    <style:style style:name="P73" style:family="paragraph" style:parent-style-name="Preformatted_20_Text">
      <style:paragraph-properties fo:margin-top="0cm" fo:margin-bottom="0.499cm" style:contextual-spacing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74" style:family="paragraph" style:parent-style-name="Text_20_body">
      <style:text-properties officeooo:rsid="004db9a3" officeooo:paragraph-rsid="004db9a3"/>
    </style:style>
    <style:style style:name="P75" style:family="paragraph" style:parent-style-name="Heading_20_1" style:list-style-name="">
      <style:text-properties fo:font-variant="normal" fo:text-transform="none" fo:color="#24292e" loext:opacity="100%" style:font-name="Liberation Sans" fo:font-size="18.2000007629395pt" fo:letter-spacing="normal" fo:language="es" fo:country="ES" fo:font-weight="bold" officeooo:rsid="0035e4ce" officeooo:paragraph-rsid="0037959b" style:font-name-asian="Noto Sans CJK SC1" style:font-size-asian="18.2000007629395pt" style:font-weight-asian="bold" style:font-name-complex="Lohit Devanagari4" style:font-size-complex="18.2000007629395pt" style:font-weight-complex="bold"/>
    </style:style>
    <style:style style:name="P76" style:family="paragraph" style:parent-style-name="Heading_20_2">
      <style:text-properties style:font-name="Liberation Sans" fo:font-size="16.1000003814697pt" fo:font-weight="bold" officeooo:rsid="00357acd" officeooo:paragraph-rsid="00357acd" style:font-name-asian="Noto Sans CJK SC1" style:font-size-asian="16.1000003814697pt" style:font-weight-asian="bold" style:font-name-complex="Lohit Devanagari4" style:font-size-complex="16.1000003814697pt" style:font-weight-complex="bold"/>
    </style:style>
    <style:style style:name="P77" style:family="paragraph" style:parent-style-name="Heading_20_2">
      <style:text-properties fo:font-variant="normal" fo:text-transform="none" fo:color="#24292e" loext:opacity="100%" fo:letter-spacing="normal" officeooo:rsid="00189e76" officeooo:paragraph-rsid="00357acd"/>
    </style:style>
    <style:style style:name="P78" style:family="paragraph" style:parent-style-name="Heading_20_2">
      <style:text-properties officeooo:rsid="004ba3dd" officeooo:paragraph-rsid="004ba3dd"/>
    </style:style>
    <style:style style:name="P79" style:family="paragraph" style:parent-style-name="Heading_20_2">
      <style:text-properties officeooo:rsid="004ba3dd" officeooo:paragraph-rsid="005c864d"/>
    </style:style>
    <style:style style:name="P80" style:family="paragraph" style:parent-style-name="Heading_20_3">
      <style:text-properties officeooo:rsid="00256346" officeooo:paragraph-rsid="00256346"/>
    </style:style>
    <style:style style:name="P81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31a42a" officeooo:paragraph-rsid="0031a42a" style:font-name-asian="Noto Sans CJK SC1" style:font-size-asian="14.1000003814697pt" style:font-weight-asian="bold" style:font-name-complex="Lohit Devanagari4" style:font-size-complex="14.1000003814697pt" style:font-weight-complex="bold"/>
    </style:style>
    <style:style style:name="P82" style:family="paragraph" style:parent-style-name="Heading_20_3">
      <style:text-properties officeooo:paragraph-rsid="00265d7b"/>
    </style:style>
    <style:style style:name="P83" style:family="paragraph" style:parent-style-name="Heading_20_4">
      <style:text-properties style:font-name="Liberation Sans" fo:font-size="13.3000001907349pt" fo:language="es" fo:country="ES" fo:font-style="italic" fo:font-weight="bold" officeooo:rsid="000a42eb" officeooo:paragraph-rsid="0037959b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84" style:family="paragraph" style:parent-style-name="Heading_20_4">
      <style:text-properties style:font-name="Liberation Sans" fo:font-size="13.3000001907349pt" fo:language="es" fo:country="ES" fo:font-style="italic" fo:font-weight="bold" officeooo:rsid="000a42eb" officeooo:paragraph-rsid="005c864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85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4ba3d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86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5c864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87" style:family="paragraph" style:parent-style-name="Heading_20_4">
      <style:text-properties style:font-name="Liberation Sans" fo:font-size="13.3000001907349pt" fo:language="es" fo:country="ES" fo:font-style="italic" fo:font-weight="bold" officeooo:rsid="005c864d" officeooo:paragraph-rsid="005c864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88" style:family="paragraph" style:parent-style-name="Heading_20_4">
      <style:text-properties style:font-name="Liberation Sans" fo:font-size="13.3000001907349pt" fo:language="es" fo:country="ES" fo:font-style="normal" fo:font-weight="normal" officeooo:rsid="000a42eb" officeooo:paragraph-rsid="0037959b" style:font-name-asian="Noto Sans CJK SC1" style:font-size-asian="13.3000001907349pt" style:font-style-asian="normal" style:font-weight-asian="normal" style:font-name-complex="Lohit Devanagari4" style:font-size-complex="13.3000001907349pt" style:font-style-complex="normal" style:font-weight-complex="normal"/>
    </style:style>
    <style:style style:name="P89" style:family="paragraph" style:parent-style-name="Heading_20_4">
      <style:text-properties style:font-name="Liberation Sans" fo:font-size="13.3000001907349pt" fo:language="es" fo:country="ES" fo:font-style="normal" fo:font-weight="normal" officeooo:rsid="005c864d" officeooo:paragraph-rsid="005c864d" style:font-name-asian="Noto Sans CJK SC1" style:font-size-asian="13.3000001907349pt" style:font-style-asian="normal" style:font-weight-asian="normal" style:font-name-complex="Lohit Devanagari4" style:font-size-complex="13.3000001907349pt" style:font-style-complex="normal" style:font-weight-complex="normal"/>
    </style:style>
    <style:style style:name="P90" style:family="paragraph" style:parent-style-name="Heading_20_4">
      <style:text-properties officeooo:rsid="004ba3dd" officeooo:paragraph-rsid="004d9133"/>
    </style:style>
    <style:style style:name="P91" style:family="paragraph" style:parent-style-name="Preformatted_20_Text">
      <style:text-properties style:font-name="Liberation Sans" fo:font-size="13.3000001907349pt" fo:language="es" fo:country="ES" fo:font-style="italic" fo:font-weight="bold" officeooo:rsid="004ba3dd" officeooo:paragraph-rsid="00538d25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92" style:family="paragraph" style:parent-style-name="Standard" style:list-style-name="L1">
      <style:text-properties fo:font-style="normal" fo:font-weight="normal" officeooo:rsid="00235525" officeooo:paragraph-rsid="00265d7b" style:font-style-asian="normal" style:font-weight-asian="normal" style:font-style-complex="normal" style:font-weight-complex="normal"/>
    </style:style>
    <style:style style:name="P93" style:family="paragraph" style:parent-style-name="Standard" style:list-style-name="L1">
      <style:text-properties fo:font-style="normal" style:text-underline-style="none" fo:font-weight="normal" officeooo:rsid="00235525" officeooo:paragraph-rsid="00265d7b" style:font-style-asian="normal" style:font-weight-asian="normal" style:font-style-complex="normal" style:font-weight-complex="normal"/>
    </style:style>
    <style:style style:name="P94" style:family="paragraph" style:parent-style-name="Standard" style:list-style-name="L1">
      <style:text-properties fo:font-style="normal" style:text-underline-style="none" fo:font-weight="normal" officeooo:rsid="0028fee0" officeooo:paragraph-rsid="0028fee0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4db9a3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96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4d9133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97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5c864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98" style:family="paragraph" style:parent-style-name="Standard">
      <style:text-properties fo:font-weight="bold" officeooo:rsid="004ba3dd" officeooo:paragraph-rsid="004ba3dd" style:font-weight-asian="bold" style:font-weight-complex="bold"/>
    </style:style>
    <style:style style:name="P99" style:family="paragraph" style:parent-style-name="Standard">
      <style:text-properties fo:color="#dcdcaa" loext:opacity="100%" style:font-name="Droid Sans Mono" fo:font-size="10.5pt" fo:language="es" fo:country="ES" fo:font-style="italic" fo:font-weight="normal" officeooo:rsid="005c864d" officeooo:paragraph-rsid="005c864d" fo:background-color="#1e1e1e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100" style:family="paragraph" style:parent-style-name="Text_20_body">
      <style:text-properties officeooo:paragraph-rsid="004ba3dd"/>
    </style:style>
    <style:style style:name="P101" style:family="paragraph" style:parent-style-name="Text_20_body">
      <style:text-properties style:font-name="Liberation Sans" fo:font-size="13.3000001907349pt" fo:language="es" fo:country="ES" fo:font-style="italic" fo:font-weight="bold" officeooo:rsid="000a42eb" officeooo:paragraph-rsid="0037959b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102" style:family="paragraph" style:parent-style-name="Text_20_body">
      <style:text-properties style:font-name="Liberation Sans" fo:font-size="13.3000001907349pt" fo:language="es" fo:country="ES" fo:font-style="italic" fo:font-weight="bold" officeooo:rsid="000a42eb" officeooo:paragraph-rsid="005c864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103" style:family="paragraph" style:parent-style-name="Text_20_body">
      <style:text-properties style:font-name="Liberation Sans" fo:font-size="13.3000001907349pt" fo:language="es" fo:country="ES" fo:font-style="italic" fo:font-weight="bold" officeooo:rsid="005b9b67" officeooo:paragraph-rsid="005b9b67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104" style:family="paragraph" style:parent-style-name="Text_20_body">
      <style:text-properties style:font-name="Liberation Sans" fo:font-size="13.3000001907349pt" fo:language="es" fo:country="ES" fo:font-style="italic" fo:font-weight="bold" officeooo:rsid="005b9b67" officeooo:paragraph-rsid="005c864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105" style:family="paragraph" style:parent-style-name="Text_20_body">
      <style:text-properties style:font-name="Liberation Sans" fo:font-size="13.3000001907349pt" fo:language="es" fo:country="ES" fo:font-style="normal" fo:font-weight="normal" officeooo:rsid="005c864d" officeooo:paragraph-rsid="005c864d" style:font-name-asian="Noto Sans CJK SC1" style:font-size-asian="13.3000001907349pt" style:font-style-asian="normal" style:font-weight-asian="normal" style:font-name-complex="Lohit Devanagari4" style:font-size-complex="13.3000001907349pt" style:font-style-complex="normal" style:font-weight-complex="normal"/>
    </style:style>
    <style:style style:name="P106" style:family="paragraph" style:parent-style-name="Text_20_body">
      <style:text-properties style:font-name="Liberation Sans" fo:font-size="13.3000001907349pt" fo:language="es" fo:country="ES" fo:font-style="normal" fo:font-weight="normal" officeooo:rsid="000a42eb" officeooo:paragraph-rsid="0037959b" style:font-name-asian="Noto Sans CJK SC1" style:font-size-asian="13.3000001907349pt" style:font-style-asian="normal" style:font-weight-asian="normal" style:font-name-complex="Lohit Devanagari4" style:font-size-complex="13.3000001907349pt" style:font-style-complex="normal" style:font-weight-complex="normal"/>
    </style:style>
    <style:style style:name="P107" style:family="paragraph">
      <style:text-properties fo:color="#bfc7d5" loext:opacity="100%" style:font-name="F" fo:font-size="12pt"/>
    </style:style>
    <style:style style:name="P108" style:family="paragraph">
      <loext:graphic-properties draw:fill="solid" draw:fill-color="#dddddd" draw:opacity="50%"/>
      <style:paragraph-properties style:writing-mode="lr-tb"/>
      <style:text-properties fo:font-size="12pt" fo:font-style="italic" style:font-size-asian="11pt" style:font-style-asian="italic" style:font-weight-asian="bold" style:font-size-complex="11pt" style:font-style-complex="italic" style:font-weight-complex="bold"/>
    </style:style>
    <style:style style:name="P109" style:family="paragraph">
      <style:text-properties style:font-name="Liberation Mono1" fo:font-size="12pt" style:font-name-asian="Liberation Sans1" style:font-size-asian="10pt" style:font-style-asian="italic" style:font-name-complex="Liberation Mono1" style:font-size-complex="10pt" style:font-style-complex="italic"/>
    </style:style>
    <style:style style:name="P110" style:family="paragraph">
      <style:text-properties style:font-name="Liberation Mono1" fo:font-size="12pt" style:font-name-asian="Liberation Sans1" style:font-size-asian="10pt" style:font-style-asian="italic" style:font-name-complex="Liberation Mono1" style:font-size-complex="10pt" style:font-style-complex="italic" style:font-weight-complex="normal"/>
    </style:style>
    <style:style style:name="P111" style:family="paragraph">
      <style:text-properties style:font-name="Liberation Sans1" fo:font-size="11pt" fo:font-weight="normal" style:font-name-asian="Noto Sans CJK SC" style:font-size-asian="11pt" style:font-weight-asian="normal" style:font-name-complex="Liberation Sans1" style:font-size-complex="11pt" style:font-weight-complex="normal"/>
    </style:style>
    <style:style style:name="P112" style:family="paragraph">
      <style:paragraph-properties fo:text-align="start"/>
      <style:text-properties style:font-name="F" fo:font-size="11pt" fo:font-weight="normal" style:font-name-asian="Noto Sans CJK SC" style:font-size-asian="11pt" style:font-weight-asian="normal" style:font-size-complex="11pt" style:font-weight-complex="normal"/>
    </style:style>
    <style:style style:name="P113" style:family="paragraph">
      <loext:graphic-properties draw:fill="solid" draw:fill-color="#dddddd" draw:opacity="50%"/>
      <style:paragraph-properties style:writing-mode="lr-tb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4" style:family="paragraph">
      <style:paragraph-properties fo:margin-top="0cm" fo:margin-bottom="0.499cm"/>
      <style:text-properties fo:color="#bfc7d5" loext:opacity="100%" style:font-name="F" fo:font-size="12pt" style:font-name-asian="Liberation Sans1" style:font-size-asian="10pt" style:font-style-asian="italic" style:font-style-complex="italic"/>
    </style:style>
    <style:style style:name="P115" style:family="paragraph">
      <loext:graphic-properties draw:fill="solid" draw:fill-color="#dddddd" draw:opacity="50%"/>
      <style:paragraph-properties style:writing-mode="lr-tb"/>
      <style:text-properties style:font-name="FreeMono" fo:font-size="11pt" fo:font-style="italic" style:font-size-asian="11pt" style:font-style-asian="italic" style:font-size-complex="11pt" style:font-style-complex="italic"/>
    </style:style>
    <style:style style:name="P116" style:family="paragraph">
      <loext:graphic-properties draw:fill="solid" draw:fill-color="#dddddd" draw:opacity="50%"/>
      <style:paragraph-properties style:writing-mode="lr-tb"/>
      <style:text-properties style:font-name="Free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89e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e7ca" style:font-style-asian="italic" style:font-style-complex="italic"/>
    </style:style>
    <style:style style:name="T4" style:family="text">
      <style:text-properties fo:font-style="italic" fo:font-weight="normal" officeooo:rsid="001de7ca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fe58e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a0b3d" style:font-style-asian="normal" style:font-style-complex="normal"/>
    </style:style>
    <style:style style:name="T8" style:family="text">
      <style:text-properties fo:font-style="normal" officeooo:rsid="0019c4b1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9c4b1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1c0609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officeooo:rsid="001acb9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c0609" style:font-style-asian="normal" style:font-weight-asian="normal" style:font-style-complex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de7ca" style:font-weight-asian="normal" style:font-weight-complex="normal"/>
    </style:style>
    <style:style style:name="T16" style:family="text">
      <style:text-properties fo:font-weight="normal" officeooo:rsid="001fe58e" style:font-weight-asian="normal" style:font-weight-complex="normal"/>
    </style:style>
    <style:style style:name="T17" style:family="text">
      <style:text-properties fo:font-weight="normal" officeooo:rsid="0012326c" style:font-weight-asian="normal" style:font-weight-complex="normal"/>
    </style:style>
    <style:style style:name="T18" style:family="text">
      <style:text-properties fo:font-weight="normal" officeooo:rsid="001b95e1" style:font-weight-asian="normal" style:font-weight-complex="normal"/>
    </style:style>
    <style:style style:name="T19" style:family="text">
      <style:text-properties fo:font-weight="normal" officeooo:rsid="0043c48d" style:font-weight-asian="normal" style:font-weight-complex="normal"/>
    </style:style>
    <style:style style:name="T20" style:family="text">
      <style:text-properties fo:font-weight="normal" officeooo:rsid="0044f807" style:font-weight-asian="normal" style:font-weight-complex="normal"/>
    </style:style>
    <style:style style:name="T21" style:family="text">
      <style:text-properties fo:font-weight="normal" officeooo:rsid="005c864d" style:font-weight-asian="normal" style:font-weight-complex="normal"/>
    </style:style>
    <style:style style:name="T22" style:family="text">
      <style:text-properties officeooo:rsid="00265d7b"/>
    </style:style>
    <style:style style:name="T23" style:family="text">
      <style:text-properties officeooo:rsid="001de7ca"/>
    </style:style>
    <style:style style:name="T24" style:family="text">
      <style:text-properties fo:font-variant="normal" fo:text-transform="none" style:font-name="SFMono-Regular" fo:font-size="11.25pt" fo:letter-spacing="normal" fo:language="es" fo:country="ES" fo:font-style="normal" fo:font-weight="normal" officeooo:rsid="0013a45f" style:font-weight-asian="normal" style:font-weight-complex="normal"/>
    </style:style>
    <style:style style:name="T25" style:family="text">
      <style:text-properties fo:font-variant="normal" fo:text-transform="none" fo:color="#24292e" loext:opacity="100%" fo:letter-spacing="normal" fo:font-weight="normal" officeooo:rsid="00189e76" style:font-weight-asian="normal" style:font-weight-complex="normal"/>
    </style:style>
    <style:style style:name="T26" style:family="text">
      <style:text-properties fo:font-variant="normal" fo:text-transform="none" fo:color="#24292e" loext:opacity="100%" fo:letter-spacing="normal" fo:font-weight="bold" officeooo:rsid="00189e76" style:font-weight-asian="bold" style:font-weight-complex="bold"/>
    </style:style>
    <style:style style:name="T27" style:family="text">
      <style:text-properties fo:font-variant="normal" fo:text-transform="none" fo:color="#24292e" loext:opacity="100%" fo:letter-spacing="normal" fo:font-weight="bold" officeooo:rsid="0043c48d" style:font-weight-asian="bold" style:font-weight-complex="bold"/>
    </style:style>
    <style:style style:name="T28" style:family="text">
      <style:text-properties style:font-name="Liberation Sans" fo:font-size="16.1000003814697pt" fo:font-weight="bold" officeooo:rsid="00357acd" style:font-name-asian="Noto Sans CJK SC1" style:font-size-asian="16.1000003814697pt" style:font-weight-asian="bold" style:font-name-complex="Lohit Devanagari4" style:font-size-complex="16.1000003814697pt" style:font-weight-complex="bold"/>
    </style:style>
    <style:style style:name="T29" style:family="text">
      <style:text-properties style:font-name="Liberation Sans" fo:font-size="13.3000001907349pt" fo:language="es" fo:country="ES" fo:font-style="italic" style:font-name-asian="Noto Sans CJK SC1" style:font-size-asian="13.3000001907349pt" style:font-style-asian="italic" style:font-name-complex="Lohit Devanagari4" style:font-size-complex="13.3000001907349pt" style:font-style-complex="italic"/>
    </style:style>
    <style:style style:name="T30" style:family="text">
      <style:text-properties style:font-name="Liberation Sans" fo:font-size="13.3000001907349pt" fo:language="es" fo:country="ES" fo:font-style="italic" officeooo:rsid="000a42eb" style:font-name-asian="Noto Sans CJK SC1" style:font-size-asian="13.3000001907349pt" style:font-style-asian="italic" style:font-name-complex="Lohit Devanagari4" style:font-size-complex="13.3000001907349pt" style:font-style-complex="italic"/>
    </style:style>
    <style:style style:name="T31" style:family="text">
      <style:text-properties style:font-name="Liberation Sans" fo:font-size="13.3000001907349pt" fo:language="es" fo:country="ES" fo:font-style="italic" fo:font-weight="bol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T32" style:family="text">
      <style:text-properties style:font-name="Liberation Sans" fo:font-size="13.3000001907349pt" fo:language="es" fo:country="ES" fo:font-style="italic" fo:font-weight="bold" officeooo:rsid="004d9133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T33" style:family="text">
      <style:text-properties style:font-name="Liberation Sans" fo:font-size="13.3000001907349pt" fo:language="es" fo:country="ES" fo:font-style="italic" fo:font-weight="bold" officeooo:rsid="00538d25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T34" style:family="text">
      <style:text-properties officeooo:rsid="0031a42a"/>
    </style:style>
    <style:style style:name="T35" style:family="text">
      <style:text-properties officeooo:rsid="00357acd"/>
    </style:style>
    <style:style style:name="T36" style:family="text">
      <style:text-properties style:font-name="Liberation Serif1" style:font-name-asian="Noto Serif CJK SC1" style:font-size-asian="12pt" style:font-name-complex="Lohit Devanagari4" style:font-size-complex="12pt"/>
    </style:style>
    <style:style style:name="T37" style:family="text">
      <style:text-properties style:font-name="Liberation Serif1" officeooo:rsid="0036771d" style:font-name-asian="Noto Serif CJK SC1" style:font-size-asian="12pt" style:font-name-complex="Lohit Devanagari4" style:font-size-complex="12pt"/>
    </style:style>
    <style:style style:name="T38" style:family="text">
      <style:text-properties officeooo:rsid="0012326c"/>
    </style:style>
    <style:style style:name="T39" style:family="text">
      <style:text-properties officeooo:rsid="00117d98"/>
    </style:style>
    <style:style style:name="T40" style:family="text">
      <style:text-properties fo:language="es" fo:country="ES"/>
    </style:style>
    <style:style style:name="T41" style:family="text">
      <style:text-properties fo:language="es" fo:country="ES" fo:font-weight="bold" officeooo:rsid="00117d98" style:font-weight-asian="bold" style:font-weight-complex="bold"/>
    </style:style>
    <style:style style:name="T42" style:family="text">
      <style:text-properties fo:language="es" fo:country="ES" fo:font-weight="bold" officeooo:rsid="0012326c" style:font-weight-asian="bold" style:font-weight-complex="bold"/>
    </style:style>
    <style:style style:name="T43" style:family="text">
      <style:text-properties fo:language="es" fo:country="ES" fo:font-weight="normal" officeooo:rsid="00117d98" style:font-weight-asian="normal" style:font-weight-complex="normal"/>
    </style:style>
    <style:style style:name="T44" style:family="text">
      <style:text-properties fo:language="es" fo:country="ES" fo:font-weight="normal" officeooo:rsid="00564bbe" style:font-weight-asian="normal" style:font-weight-complex="normal"/>
    </style:style>
    <style:style style:name="T45" style:family="text">
      <style:text-properties fo:language="es" fo:country="ES" fo:font-weight="normal" officeooo:rsid="0013a45f" style:font-weight-asian="normal" style:font-weight-complex="normal"/>
    </style:style>
    <style:style style:name="T46" style:family="text">
      <style:text-properties fo:language="es" fo:country="ES" fo:font-weight="normal" officeooo:rsid="0012326c" style:font-weight-asian="normal" style:font-weight-complex="normal"/>
    </style:style>
    <style:style style:name="T47" style:family="text">
      <style:text-properties fo:language="es" fo:country="ES" officeooo:rsid="00158f90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117d98" style:font-weight-asian="bold" style:font-weight-complex="bold"/>
    </style:style>
    <style:style style:name="T50" style:family="text">
      <style:text-properties fo:font-weight="bold" officeooo:rsid="0012326c" style:font-weight-asian="bold" style:font-weight-complex="bold"/>
    </style:style>
    <style:style style:name="T51" style:family="text">
      <style:text-properties fo:font-weight="bold" officeooo:rsid="0043c48d" style:font-weight-asian="bold" style:font-weight-complex="bold"/>
    </style:style>
    <style:style style:name="T52" style:family="text">
      <style:text-properties fo:font-weight="bold" officeooo:rsid="0044f807" style:font-weight-asian="bold" style:font-weight-complex="bold"/>
    </style:style>
    <style:style style:name="T53" style:family="text">
      <style:text-properties officeooo:rsid="0012c25e"/>
    </style:style>
    <style:style style:name="T54" style:family="text">
      <style:text-properties officeooo:rsid="00158f90"/>
    </style:style>
    <style:style style:name="T55" style:family="text">
      <style:text-properties officeooo:rsid="00149663"/>
    </style:style>
    <style:style style:name="T56" style:family="text">
      <style:text-properties officeooo:rsid="0013a45f"/>
    </style:style>
    <style:style style:name="T57" style:family="text">
      <style:text-properties officeooo:rsid="001b95e1"/>
    </style:style>
    <style:style style:name="T58" style:family="text">
      <style:text-properties fo:color="#c9211e" loext:opacity="100%"/>
    </style:style>
    <style:style style:name="T59" style:family="text">
      <style:text-properties fo:color="#c9211e" loext:opacity="100%" fo:language="es" fo:country="ES"/>
    </style:style>
    <style:style style:name="T60" style:family="text">
      <style:text-properties fo:color="#c9211e" loext:opacity="100%" fo:language="es" fo:country="ES" officeooo:rsid="001b95e1"/>
    </style:style>
    <style:style style:name="T61" style:family="text">
      <style:text-properties fo:color="#c9211e" loext:opacity="100%" fo:language="es" fo:country="ES" officeooo:rsid="00176979"/>
    </style:style>
    <style:style style:name="T62" style:family="text">
      <style:text-properties fo:color="#c9211e" loext:opacity="100%" fo:font-weight="bold" style:font-weight-asian="bold" style:font-weight-complex="bold"/>
    </style:style>
    <style:style style:name="T63" style:family="text">
      <style:text-properties fo:color="#c9211e" loext:opacity="100%" fo:font-weight="bold" officeooo:rsid="005c864d" style:font-weight-asian="bold" style:font-weight-complex="bold"/>
    </style:style>
    <style:style style:name="T64" style:family="text">
      <style:text-properties fo:color="#158466" loext:opacity="100%" fo:language="es" fo:country="ES"/>
    </style:style>
    <style:style style:name="T65" style:family="text">
      <style:text-properties fo:color="#158466" loext:opacity="100%" fo:language="es" fo:country="ES" fo:font-weight="bold" officeooo:rsid="001b95e1" style:font-weight-asian="bold" style:font-weight-complex="bold"/>
    </style:style>
    <style:style style:name="T66" style:family="text">
      <style:text-properties fo:color="#158466" loext:opacity="100%" fo:language="es" fo:country="ES" fo:font-weight="bold" officeooo:rsid="00176979" style:font-weight-asian="bold" style:font-weight-complex="bold"/>
    </style:style>
    <style:style style:name="T67" style:family="text">
      <style:text-properties fo:color="#5983b0" loext:opacity="100%" fo:language="es" fo:country="ES" fo:font-weight="bold" officeooo:rsid="00158f90" style:font-weight-asian="bold" style:font-weight-complex="bold"/>
    </style:style>
    <style:style style:name="T68" style:family="text">
      <style:text-properties fo:color="#5983b0" loext:opacity="100%" fo:language="es" fo:country="ES" officeooo:rsid="00158f90"/>
    </style:style>
    <style:style style:name="T69" style:family="text">
      <style:text-properties officeooo:rsid="001815f2"/>
    </style:style>
    <style:style style:name="T70" style:family="text">
      <style:text-properties officeooo:rsid="0039ae00"/>
    </style:style>
    <style:style style:name="T71" style:family="text">
      <style:text-properties style:font-name="FreeMono2" fo:font-size="11pt" fo:font-style="italic" style:font-size-asian="11pt" style:font-style-asian="italic"/>
    </style:style>
    <style:style style:name="T72" style:family="text">
      <style:text-properties style:font-name="FreeMono2" fo:font-size="11pt" fo:font-style="italic" officeooo:rsid="003b3f1d" style:font-size-asian="11pt" style:font-style-asian="italic"/>
    </style:style>
    <style:style style:name="T73" style:family="text">
      <style:text-properties officeooo:rsid="003ec803"/>
    </style:style>
    <style:style style:name="T74" style:family="text">
      <style:text-properties officeooo:rsid="0040b062"/>
    </style:style>
    <style:style style:name="T75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6" style:family="text">
      <style:text-properties fo:font-size="10pt" fo:font-style="italic" fo:font-weight="normal" officeooo:rsid="0044f807" style:font-size-asian="10pt" style:font-style-asian="italic" style:font-weight-asian="normal" style:font-size-complex="10pt" style:font-style-complex="italic" style:font-weight-complex="normal"/>
    </style:style>
    <style:style style:name="T77" style:family="text">
      <style:text-properties fo:font-size="10pt" fo:font-style="italic" fo:font-weight="normal" officeooo:rsid="0043c48d" style:font-size-asian="10pt" style:font-style-asian="italic" style:font-weight-asian="normal" style:font-size-complex="10pt" style:font-style-complex="italic" style:font-weight-complex="normal"/>
    </style:style>
    <style:style style:name="T78" style:family="text">
      <style:text-properties fo:font-size="10pt" fo:font-weight="normal" style:font-size-asian="10pt" style:font-weight-asian="normal" style:font-size-complex="10pt" style:font-weight-complex="normal"/>
    </style:style>
    <style:style style:name="T79" style:family="text">
      <style:text-properties fo:font-size="10pt" fo:font-weight="normal" officeooo:rsid="004db9a3" style:font-size-asian="10pt" style:font-weight-asian="normal" style:font-size-complex="10pt" style:font-weight-complex="normal"/>
    </style:style>
    <style:style style:name="T80" style:family="text">
      <style:text-properties officeooo:rsid="0043c48d"/>
    </style:style>
    <style:style style:name="T81" style:family="text">
      <style:text-properties officeooo:rsid="0044f807"/>
    </style:style>
    <style:style style:name="T82" style:family="text">
      <style:text-properties officeooo:rsid="004d9133"/>
    </style:style>
    <style:style style:name="T83" style:family="text">
      <style:text-properties officeooo:rsid="0053fa73"/>
    </style:style>
    <style:style style:name="T84" style:family="text">
      <style:text-properties officeooo:rsid="00562251"/>
    </style:style>
    <style:style style:name="T85" style:family="text">
      <style:text-properties officeooo:rsid="005c864d"/>
    </style:style>
    <style:style style:name="T86" style:family="text">
      <style:text-properties officeooo:rsid="005cf46b"/>
    </style:style>
    <style:style style:name="T87" style:family="text">
      <style:text-properties fo:color="#333333" loext:opacity="100%" style:font-name="FreeMono" fo:font-size="11pt" fo:font-style="italic" style:font-name-asian="Liberation Sans1" style:font-size-asian="11pt" style:font-style-asian="italic" style:font-weight-asian="bold" style:font-size-complex="11pt" style:font-style-complex="italic" style:font-weight-complex="bold"/>
    </style:style>
    <style:style style:name="T88" style:family="text">
      <style:text-properties fo:color="#333333" loext:opacity="100%" style:font-name="FreeMono" fo:font-size="11pt" fo:font-style="italic" style:font-name-asian="Liberation Sans1" style:font-size-asian="11pt" style:font-style-asian="italic" style:font-weight-asian="bold" style:font-name-complex="Liberation Mono1" style:font-size-complex="11pt" style:font-style-complex="italic" style:font-weight-complex="bold"/>
    </style:style>
    <style:style style:name="T89" style:family="text">
      <style:text-properties fo:color="#333333" loext:opacity="100%" style:font-name="FreeMono" fo:font-size="11pt" fo:font-style="italic" fo:font-weight="normal" style:font-name-asian="Liberation Sans1" style:font-size-asian="11pt" style:font-style-asian="italic" style:font-weight-asian="normal" style:font-name-complex="Liberation Mono1" style:font-size-complex="11pt" style:font-style-complex="italic" style:font-weight-complex="normal"/>
    </style:style>
    <style:style style:name="T90" style:family="text">
      <style:text-properties fo:color="#333333" loext:opacity="100%" style:font-name="Liberation Sans1" fo:font-size="11pt" fo:font-style="italic" fo:font-weight="normal" style:font-name-asian="Noto Sans CJK SC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91" style:family="text">
      <style:text-properties fo:color="#333333" loext:opacity="100%" style:font-name="Liberation Mono1" fo:font-size="11pt" fo:font-style="italic" fo:font-weight="normal" style:font-name-asian="Noto Sans CJK SC" style:font-size-asian="11pt" style:font-style-asian="italic" style:font-weight-asian="normal" style:font-name-complex="Liberation Mono1" style:font-size-complex="11pt" style:font-style-complex="italic" style:font-weight-complex="normal"/>
    </style:style>
    <style:style style:name="T92" style:family="text">
      <style:text-properties fo:color="#333333" loext:opacity="100%" style:font-name="FreeMono" fo:font-size="11pt" fo:font-style="italic" style:font-size-asian="11pt" style:font-style-asian="italic" style:font-weight-asian="bold" style:font-size-complex="11pt" style:font-style-complex="italic" style:font-weight-complex="bold"/>
    </style:style>
    <style:style style:name="T93" style:family="text">
      <style:text-properties style:font-name="FreeMono" fo:font-size="11pt" fo:font-style="italic" style:font-size-asian="11pt" style:font-style-asian="italic" style:font-size-complex="11pt" style:font-style-complex="italic"/>
    </style:style>
    <style:style style:name="T94" style:family="text">
      <style:text-properties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95" style:family="text">
      <style:text-properties fo:color="#c9211e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96" style:family="text">
      <style:text-properties style:font-name="FreeMono" fo:font-size="11pt" fo:font-style="italic" fo:font-weight="normal" style:font-name-asian="Noto Sans CJK SC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97" style:family="text">
      <style:text-properties fo:color="#069a2e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98" style:family="text">
      <style:text-properties fo:color="#5983b0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99" style:family="text">
      <style:text-properties style:font-name="FreeMono" fo:font-size="11pt" fo:font-style="italic" style:font-size-asian="11pt" style:font-style-asian="italic" style:font-name-complex="FreeMono2" style:font-size-complex="11pt" style:font-style-complex="italic"/>
    </style:style>
    <style:style style:name="T100" style:family="text">
      <style:text-properties style:font-name="Free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dddddd" draw:opacity="50%" fo:min-height="0.997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dddddd" draw:opacity="50%" fo:min-height="1.554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dddddd" draw:opacity="50%" fo:min-height="6.599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dddddd" draw:opacity="50%" fo:min-height="0.741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dddddd" draw:opacity="50%" fo:min-height="2.33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dddddd" draw:opacity="50%" fo:min-height="0.778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dddddd" draw:opacity="50%" fo:min-height="1.166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dddddd" draw:opacity="50%" fo:min-height="3.106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solid" draw:fill-color="#dddddd" draw:opacity="50%" fo:min-height="1.942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p text:style-name="P70">project-01</text:p>
      <text:h text:style-name="P76" text:outline-level="2">WALLETS</text:h>
      <text:p text:style-name="P45">pre-production <text:s/>networkMagic = <text:s/>1</text:p>
      <text:p text:style-name="Text_20_body"><text:span text:style-name="T35">cardano-cli query tip –tesnet-magic </text:span><text:span text:style-name="T70">1</text:span></text:p>
      <text:p text:style-name="P71">cardano-cli query utxo –tesnet-magic $TESNET –address $MYADDRESS</text:p>
      <text:h text:style-name="P33" text:outline-level="4"><text:span text:style-name="Strong_20_Emphasis"/></text:h>
      <text:p text:style-name="P34"><text:span text:style-name="Strong_20_Emphasis">https://developers.cardano.org/docs/stake-pool-course/handbook/keys-addresses</text:span></text:p>
      <text:h text:style-name="P33" text:outline-level="4"><text:span text:style-name="Strong_20_Emphasis"><text:span text:style-name="T73">Create </text:span></text:span><text:span text:style-name="Strong_20_Emphasis"><text:span text:style-name="T81">Payment</text:span></text:span><text:span text:style-name="Strong_20_Emphasis"><text:span text:style-name="T73"> key </text:span></text:span><text:span text:style-name="Strong_20_Emphasis"><text:span text:style-name="T74">pair</text:span></text:span><text:span text:style-name="Strong_20_Emphasis">:</text:span></text:h>
      <text:p text:style-name="P37"><text:span text:style-name="Strong_20_Emphasis"><text:span text:style-name="T14">CLI address key-gen --verification-key-file </text:span></text:span><text:span text:style-name="Strong_20_Emphasis"><text:span text:style-name="T48">preprod1.vkey</text:span></text:span><text:span text:style-name="Strong_20_Emphasis"><text:span text:style-name="T14"> --signing-key-file <text:s/></text:span></text:span><text:span text:style-name="Strong_20_Emphasis"><text:span text:style-name="T48">preprod1.</text:span></text:span><text:span text:style-name="Strong_20_Emphasis"><text:span text:style-name="T51">s</text:span></text:span><text:span text:style-name="Strong_20_Emphasis"><text:span text:style-name="T48">key</text:span></text:span><text:span text:style-name="Strong_20_Emphasis"><text:span text:style-name="T14"> </text:span></text:span></text:p>
      <text:p text:style-name="P38"><text:span text:style-name="Strong_20_Emphasis"><text:span text:style-name="T76">pre1</text:span></text:span><text:span text:style-name="Strong_20_Emphasis"><text:span text:style-name="T75">.skey = {</text:span></text:span></text:p>
      <text:p text:style-name="P38"><text:span text:style-name="Strong_20_Emphasis"><text:span text:style-name="T75"><text:s text:c="4"/>"type": "PaymentSigningKeyShelley_ed25519",</text:span></text:span></text:p>
      <text:p text:style-name="P38"><text:span text:style-name="Strong_20_Emphasis"><text:span text:style-name="T75"><text:s text:c="4"/>"description": "Payment Signing Key",</text:span></text:span></text:p>
      <text:p text:style-name="P38"><text:span text:style-name="Strong_20_Emphasis"><text:span text:style-name="T75"><text:s text:c="4"/>"cborHex": "582004ee1edecf932e5f5a7ab035bdd154ca707b4d8099fb78a324d10b620648f414"</text:span></text:span></text:p>
      <text:p text:style-name="P38"><text:span text:style-name="Strong_20_Emphasis"><text:span text:style-name="T75">}</text:span></text:span></text:p>
      <text:p text:style-name="P38"><text:span text:style-name="Strong_20_Emphasis"><text:span text:style-name="T76">pre1</text:span></text:span><text:span text:style-name="Strong_20_Emphasis"><text:span text:style-name="T75">.</text:span></text:span><text:span text:style-name="Strong_20_Emphasis"><text:span text:style-name="T76">v</text:span></text:span><text:span text:style-name="Strong_20_Emphasis"><text:span text:style-name="T75">key = {</text:span></text:span></text:p>
      <text:p text:style-name="P38"><text:span text:style-name="Strong_20_Emphasis"><text:span text:style-name="T75"><text:s text:c="4"/>"type": "PaymentVerificationKeyShelley_ed25519",</text:span></text:span></text:p>
      <text:p text:style-name="P38"><text:span text:style-name="Strong_20_Emphasis"><text:span text:style-name="T75"><text:s text:c="4"/>"description": "Payment Verification Key",</text:span></text:span></text:p>
      <text:p text:style-name="P38"><text:span text:style-name="Strong_20_Emphasis"><text:span text:style-name="T75"><text:s text:c="4"/>"cborHex": "5820912b6a54461b4c99264e3dbdb513b21bc6d12452b29b2b819038490174852121"</text:span></text:span></text:p>
      <text:p text:style-name="P38"><text:span text:style-name="Strong_20_Emphasis"><text:span text:style-name="T75">}</text:span></text:span></text:p>
      <text:h text:style-name="P36" text:outline-level="4"><text:span text:style-name="Strong_20_Emphasis"><text:span text:style-name="T73">Create </text:span></text:span><text:span text:style-name="Strong_20_Emphasis"><text:span text:style-name="T81">Stake</text:span></text:span><text:span text:style-name="Strong_20_Emphasis"><text:span text:style-name="T73"> key </text:span></text:span><text:span text:style-name="Strong_20_Emphasis"><text:span text:style-name="T74">pair</text:span></text:span><text:span text:style-name="Strong_20_Emphasis">:</text:span></text:h>
      <text:p text:style-name="P37"><text:span text:style-name="Strong_20_Emphasis"><text:span text:style-name="T14">CLI </text:span></text:span><text:span text:style-name="Strong_20_Emphasis"><text:span text:style-name="T19">stake-</text:span></text:span><text:span text:style-name="Strong_20_Emphasis"><text:span text:style-name="T14">address key-gen --verification-key-file </text:span></text:span><text:span text:style-name="Strong_20_Emphasis"><text:span text:style-name="T51">stakepre1</text:span></text:span><text:span text:style-name="Strong_20_Emphasis"><text:span text:style-name="T48">.vkey</text:span></text:span><text:span text:style-name="Strong_20_Emphasis"><text:span text:style-name="T14"> --signing-key-file <text:s/></text:span></text:span><text:span text:style-name="Strong_20_Emphasis"><text:span text:style-name="T51">stakepre1</text:span></text:span><text:span text:style-name="Strong_20_Emphasis"><text:span text:style-name="T48">.</text:span></text:span><text:span text:style-name="Strong_20_Emphasis"><text:span text:style-name="T51">s</text:span></text:span><text:span text:style-name="Strong_20_Emphasis"><text:span text:style-name="T48">key</text:span></text:span><text:span text:style-name="Strong_20_Emphasis"><text:span text:style-name="T14"> </text:span></text:span></text:p>
      <text:p text:style-name="P38"><text:span text:style-name="Strong_20_Emphasis"><text:span text:style-name="T75">stake</text:span></text:span><text:span text:style-name="Strong_20_Emphasis"><text:span text:style-name="T76">pre</text:span></text:span><text:span text:style-name="Strong_20_Emphasis"><text:span text:style-name="T75">1.skey = {</text:span></text:span></text:p>
      <text:p text:style-name="P38"><text:span text:style-name="Strong_20_Emphasis"><text:span text:style-name="T75"><text:s text:c="4"/>"type": "StakeSigningKeyShelley_ed25519",</text:span></text:span></text:p>
      <text:p text:style-name="P38"><text:span text:style-name="Strong_20_Emphasis"><text:span text:style-name="T75"><text:s text:c="4"/>"description": "Stake Signing Key",</text:span></text:span></text:p>
      <text:p text:style-name="P38"><text:span text:style-name="Strong_20_Emphasis"><text:span text:style-name="T75"><text:s text:c="4"/>"cborHex": "582034f9047e76d11612c21f3c5cb03fdcac980c83f24c24bd8da1b48cb94448825b"</text:span></text:span></text:p>
      <text:p text:style-name="P38"><text:span text:style-name="Strong_20_Emphasis"><text:span text:style-name="T75">}</text:span></text:span></text:p>
      <text:p text:style-name="P38"><text:span text:style-name="Strong_20_Emphasis"><text:span text:style-name="T75">stake</text:span></text:span><text:span text:style-name="Strong_20_Emphasis"><text:span text:style-name="T76">pre</text:span></text:span><text:span text:style-name="Strong_20_Emphasis"><text:span text:style-name="T75">1.</text:span></text:span><text:span text:style-name="Strong_20_Emphasis"><text:span text:style-name="T76">v</text:span></text:span><text:span text:style-name="Strong_20_Emphasis"><text:span text:style-name="T75">key = {</text:span></text:span></text:p>
      <text:p text:style-name="P38"><text:span text:style-name="Strong_20_Emphasis"><text:span text:style-name="T75"><text:s text:c="4"/>"type": "StakeVerificationKeyShelley_ed25519",</text:span></text:span></text:p>
      <text:p text:style-name="P38"><text:span text:style-name="Strong_20_Emphasis"><text:span text:style-name="T75"><text:s text:c="4"/>"description": "Stake Verification Key",</text:span></text:span></text:p>
      <text:p text:style-name="P38"><text:soft-page-break/><text:span text:style-name="Strong_20_Emphasis"><text:span text:style-name="T75"><text:s text:c="4"/>"cborHex": "58200b8b4f898fbb2069d4cf7074d366ec146232868a9f9f21560f1e2e061aa253ea"</text:span></text:span></text:p>
      <text:p text:style-name="P38"><text:span text:style-name="Strong_20_Emphasis"><text:span text:style-name="T75">}</text:span></text:span></text:p>
      <text:h text:style-name="P33" text:outline-level="4"><text:span text:style-name="Strong_20_Emphasis"><text:span text:style-name="T73">Create <text:s/></text:span></text:span><text:span text:style-name="Strong_20_Emphasis"><text:span text:style-name="T80">payment </text:span></text:span><text:span text:style-name="Strong_20_Emphasis"><text:span text:style-name="T73">address</text:span></text:span><text:span text:style-name="Strong_20_Emphasis">:</text:span></text:h>
      <text:p text:style-name="P72"><text:span text:style-name="Strong_20_Emphasis"><text:span text:style-name="T25">CLI address build --payment-verification-key-file preprod1.vkey --stake-verification-key-file </text:span></text:span><text:span text:style-name="Strong_20_Emphasis"><text:span text:style-name="T27">stakepre1</text:span></text:span><text:span text:style-name="Strong_20_Emphasis"><text:span text:style-name="T25">.vkey --out-file </text:span></text:span><text:span text:style-name="Strong_20_Emphasis"><text:span text:style-name="T26">pre1</text:span></text:span><text:span text:style-name="Strong_20_Emphasis"><text:span text:style-name="T27">payment</text:span></text:span><text:span text:style-name="Strong_20_Emphasis"><text:span text:style-name="T26">.addr</text:span></text:span><text:span text:style-name="Strong_20_Emphasis"><text:span text:style-name="T25"> --testnet-magic 1</text:span></text:span></text:p>
      <text:p text:style-name="P38"><text:span text:style-name="Strong_20_Emphasis"><text:span text:style-name="T75">pre1</text:span></text:span><text:span text:style-name="Strong_20_Emphasis"><text:span text:style-name="T77">payment</text:span></text:span><text:span text:style-name="Strong_20_Emphasis"><text:span text:style-name="T75">.addr <text:s/>= addr_test1qp9da59u84ll0r9vy76uktcds57d3nuqzp6r3jy0z886vzjrwt628ycp69p0a9e4r3a0sc6dxx3cyzjp5djeup7pschsrermx4</text:span></text:span></text:p>
      <text:h text:style-name="P33" text:outline-level="4"><text:span text:style-name="Strong_20_Emphasis"><text:span text:style-name="T73">Create stake address</text:span></text:span><text:span text:style-name="Strong_20_Emphasis">:</text:span></text:h>
      <text:p text:style-name="P38"><text:span text:style-name="Strong_20_Emphasis"><text:span text:style-name="T14">CLI stake-address build --</text:span></text:span><text:span text:style-name="Strong_20_Emphasis"><text:span text:style-name="T20">stake-</text:span></text:span><text:span text:style-name="Strong_20_Emphasis"><text:span text:style-name="T14">verification-key-file <text:s/></text:span></text:span><text:span text:style-name="Strong_20_Emphasis"><text:span text:style-name="T51">stakepre1</text:span></text:span><text:span text:style-name="Strong_20_Emphasis"><text:span text:style-name="T14">.vkey --out-file </text:span></text:span><text:span text:style-name="Strong_20_Emphasis"><text:span text:style-name="T48">pre1</text:span></text:span><text:span text:style-name="Strong_20_Emphasis"><text:span text:style-name="T52">stake</text:span></text:span><text:span text:style-name="Strong_20_Emphasis"><text:span text:style-name="T48">.addr</text:span></text:span><text:span text:style-name="Strong_20_Emphasis"><text:span text:style-name="T14"> --testnet-magic 1</text:span></text:span></text:p>
      <text:p text:style-name="P38"><text:span text:style-name="Strong_20_Emphasis"><text:span text:style-name="T75">pre1</text:span></text:span><text:span text:style-name="Strong_20_Emphasis"><text:span text:style-name="T76">stake</text:span></text:span><text:span text:style-name="Strong_20_Emphasis"><text:span text:style-name="T75">.addr <text:s/>= stake_test1upph9a9rjvqazsh7ju63c7hcvdxnrguzpfq6xev7qlqcvtctyyrer</text:span></text:span></text:p>
      <text:h text:style-name="P35" text:outline-level="4"><text:span text:style-name="Strong_20_Emphasis"><text:span text:style-name="T75"/></text:span></text:h>
      <text:h text:style-name="P77" text:outline-level="2"><text:span text:style-name="Strong_20_Emphasis"><text:span text:style-name="T28">TRANSACTIONS</text:span></text:span></text:h>
      <text:h text:style-name="P32" text:outline-level="4"><text:span text:style-name="Strong_20_Emphasis">Build a Transaction:</text:span></text:h>
      <text:p text:style-name="Preformatted_20_Text">cardano-cli transaction build \</text:p>
      <text:p text:style-name="Preformatted_20_Text">--babbage-era \</text:p>
      <text:p text:style-name="Preformatted_20_Text">--testnet-magic 1 \</text:p>
      <text:p text:style-name="Preformatted_20_Text">--tx-in &lt;UTXO&gt; \</text:p>
      <text:p text:style-name="Preformatted_20_Text">--tx-out &lt;Testnet Address&gt;+&lt;Number of Lovelace&gt; \</text:p>
      <text:p text:style-name="Preformatted_20_Text">--change-address &lt;Testnet Address&gt; \</text:p>
      <text:p text:style-name="P47">--out-file tx.draft</text:p>
      <text:h text:style-name="Heading_20_4" text:outline-level="4"><text:span text:style-name="Strong_20_Emphasis">Sign a Transaction</text:span></text:h>
      <text:p text:style-name="Preformatted_20_Text">cardano-cli transaction sign \</text:p>
      <text:p text:style-name="Preformatted_20_Text">--tx-body-file tx.draft \</text:p>
      <text:p text:style-name="Preformatted_20_Text">--signing-key-file payment.skey \</text:p>
      <text:p text:style-name="Preformatted_20_Text">--testnet-magic 1 \</text:p>
      <text:p text:style-name="P47">--out-file tx.signed</text:p>
      <text:h text:style-name="Heading_20_4" text:outline-level="4"><text:span text:style-name="Strong_20_Emphasis">Submit a Transaction</text:span></text:h>
      <text:p text:style-name="Preformatted_20_Text">cardano-cli transaction submit \</text:p>
      <text:p text:style-name="Preformatted_20_Text">--testnet-magic 1 \</text:p>
      <text:p text:style-name="P47">--tx-file tx.signed</text:p>
      <text:p text:style-name="P47"/>
      <text:p text:style-name="P40"><text:span text:style-name="Strong_20_Emphasis"><text:span text:style-name="T37">C</text:span></text:span><text:span text:style-name="Strong_20_Emphasis"><text:span text:style-name="T36">reate a Contract Address from this script</text:span></text:span>.</text:p>
      <text:p text:style-name="Preformatted_20_Text"><text:span text:style-name="Source_20_Text">cardano-cli address build \</text:span></text:p>
      <text:p text:style-name="Preformatted_20_Text"><text:span text:style-name="Source_20_Text">--payment-script-file /always-succeeds/output/my-first-script.plutus</text:span></text:p>
      <text:p text:style-name="Preformatted_20_Text"><text:span text:style-name="Source_20_Text">--testnet-magic 1097911063 \</text:span></text:p>
      <text:p text:style-name="Preformatted_20_Text"><text:span text:style-name="Source_20_Text">--out-file my-first-script.addr</text:span></text:p>
      <text:p text:style-name="P73"/>
      <text:p text:style-name="P73"/>
      <text:p text:style-name="P73"><text:soft-page-break/></text:p>
      <text:h text:style-name="P78" text:outline-level="2">MINTING NATIVE ASSET</text:h>
      <text:h text:style-name="P43" text:outline-level="4">Crear el fichero .script</text:h>
      <text:p text:style-name="P8">Cálculo del HASH</text:p>
      <text:p text:style-name="P8"/>
      <text:p text:style-name="P8"><draw:frame text:anchor-type="paragraph" draw:z-index="18" draw:name="Shape 5" draw:style-name="gr1" draw:text-style-name="P108" svg:width="15.9cm" svg:height="1.167cm" svg:x="0.049cm" svg:y="0.229cm"><draw:text-box><text:p text:style-name="P110"><text:span text:style-name="T88">CLI address key-hash --payment-verification-key-file preprod1.vkey <text:s/>--out-file preprod1.hash</text:span></text:p><text:p text:style-name="P109"><text:span text:style-name="T88">d739ff308ecd63b4854e077e9d1fa7fa53dcce33dfffe2b1f5ad29df</text:span></text:p></draw:text-box></draw:frame></text:p>
      <text:p text:style-name="P8"/>
      <text:p text:style-name="P8"/>
      <text:p text:style-name="P8"/>
      <text:h text:style-name="P90" text:outline-level="4"><text:span text:style-name="T32">F</text:span><text:span text:style-name="T31">ichero </text:span><text:span text:style-name="T33">policy</text:span><text:span text:style-name="T31">.script</text:span></text:h>
      <text:p text:style-name="P100"><draw:frame text:anchor-type="paragraph" draw:z-index="17" draw:name="Shape 4" draw:style-name="gr1" draw:text-style-name="P113" svg:width="15.9cm" svg:height="2.093cm" svg:x="0.049cm" svg:y="0.229cm"><draw:text-box><text:p text:style-name="P111"><text:span text:style-name="T89">{</text:span></text:p><text:p text:style-name="P112"><text:span text:style-name="T90"><text:tab/></text:span><text:span text:style-name="T90"><text:tab/></text:span><text:span text:style-name="T90"><text:tab/></text:span><text:span text:style-name="T90"> <text:s text:c="2"/></text:span><text:span text:style-name="T90"><text:tab/></text:span><text:span text:style-name="T90"><text:tab/></text:span><text:span text:style-name="T90"><text:tab/></text:span><text:span text:style-name="T90"><text:tab/></text:span><text:span text:style-name="T90"> <text:s text:c="2"/></text:span><text:span text:style-name="T90">"keyHash":"</text:span><text:span text:style-name="T91">d739ff308ecd63b4854e077e9d1fa7fa53dcce33dfffe2b1f5ad29df</text:span><text:span text:style-name="T90">",</text:span></text:p><text:p text:style-name="P111"><text:span text:style-name="T89"><text:tab/></text:span><text:span text:style-name="T89">"type": "sig"</text:span></text:p><text:p text:style-name="P111"><text:span text:style-name="T89">}</text:span></text:p></draw:text-box></draw:frame><text:span text:style-name="Source_20_Text"/></text:p>
      <text:p text:style-name="P46"/>
      <text:h text:style-name="P43" text:outline-level="4"><text:span text:style-name="T14"/></text:h>
      <text:h text:style-name="P43" text:outline-level="4"><text:span text:style-name="T14"/></text:h>
      <text:h text:style-name="P43" text:outline-level="4"><text:span text:style-name="T14">C</text:span>rear policyID</text:h>
      <text:p text:style-name="P44"><draw:frame text:anchor-type="paragraph" draw:z-index="16" draw:name="Shape 3" draw:style-name="gr1" draw:text-style-name="P108" svg:width="15.9cm" svg:height="0.997cm" svg:x="0.049cm" svg:y="0.229cm"><draw:text-box><text:p text:style-name="P109"><text:span text:style-name="T88">CLI transaction policyid --script-file policy.script</text:span></text:p><text:p text:style-name="P109"><text:span text:style-name="T88">bda714dac42c0c1c8303cf1b109b18cdfd04f8a578432895ac8e1ee4</text:span></text:p></draw:text-box></draw:frame><text:span text:style-name="Source_20_Text"><text:span text:style-name="T78"/></text:span></text:p>
      <text:p text:style-name="P44"><text:span text:style-name="Source_20_Text"><text:span text:style-name="T78"/></text:span></text:p>
      <text:p text:style-name="P44"><text:span text:style-name="Source_20_Text"><text:span text:style-name="T78"/></text:span></text:p>
      <text:h text:style-name="P43" text:outline-level="4"/>
      <text:h text:style-name="P43" text:outline-level="4"><text:span text:style-name="T82">Crear transacción </text:span><text:span text:style-name="T83">MINT</text:span></text:h>
      <text:p text:style-name="P74">Token name = String in hex </text:p>
      <text:p text:style-name="P95"><text:span text:style-name="Source_20_Text"><text:span text:style-name="T79">policyscirpt = Path donde se encuentra el fichero .script</text:span></text:span></text:p>
      <text:p text:style-name="P95"><text:span text:style-name="Source_20_Text"><text:span text:style-name="T79"/></text:span></text:p>
      <text:p text:style-name="Text_20_body">Base16 encode your assetName:</text:p>
      <text:p text:style-name="P91"><text:span text:style-name="Source_20_Text"><text:span text:style-name="T79"/></text:span></text:p>
      <text:p text:style-name="P91"><draw:frame text:anchor-type="paragraph" draw:z-index="15" draw:name="Shape 2" draw:style-name="gr1" draw:text-style-name="P108" svg:width="15.9cm" svg:height="0.997cm" svg:x="0.049cm" svg:y="0.229cm"><draw:text-box><text:p text:style-name="P107"><text:span text:style-name="T92">$ echo -n "myassetname" | xxd -ps</text:span></text:p><text:p text:style-name="P114"><text:span text:style-name="T87">6d7961737365746e616d65</text:span></text:p></draw:text-box></draw:frame><text:span text:style-name="Source_20_Text"><text:span text:style-name="T79"/></text:span></text:p>
      <text:h text:style-name="P42" text:outline-level="4"/>
      <text:p text:style-name="P103">Transacción <text:span text:style-name="T85">mint</text:span></text:p>
      <text:p text:style-name="P103"><draw:frame text:anchor-type="paragraph" draw:z-index="19" draw:name="Shape 6" draw:style-name="gr1" draw:text-style-name="P108" svg:width="15.9cm" svg:height="7.376cm" svg:x="0.049cm" svg:y="0.229cm"><draw:text-box><text:p text:style-name="P107"><text:span text:style-name="T87">$ </text:span><text:span text:style-name="T87">CLI transaction build --babbage-era --testnet-magic 1 --tx-in d1fdf7de73288ce9db78926ab7b716ecab63f31cddc13f35d8636670ac04a02d#0 --tx-out addr_test1vrtnnles3mxk8dy9fcrha8gl5la98hxwx00llc437kkjnhcqsxc8r+5000000+"1000 bda714dac42c0c1c8303cf1b109b18cdfd04f8a578432895ac8e1ee4.4c616e64 + 100 bda714dac42c0c1c8303cf1b109b18cdfd04f8a578432895ac8e1ee4.4275696c64 + 10 bda714dac42c0c1c8303cf1b109b18cdfd04f8a578432895ac8e1ee4.51756172746572" --mint "1000 bda714dac42c0c1c8303cf1b109b18cdfd04f8a578432895ac8e1ee4.4c616e64 + 100 bda714dac42c0c1c8303cf1b109b18cdfd04f8a578432895ac8e1ee4.4275696c64 + 10 bda714dac42c0c1c8303cf1b109b18cdfd04f8a578432895ac8e1ee4.51756172746572" --mint-script-file ses-policy.script --change-address addr_test1vrtnnles3mxk8dy9fcrha8gl5la98hxwx00llc437kkjnhcqsxc8r --protocol-params-file protocol.json --out-file tx.raw</text:span></text:p></draw:text-box></draw:fram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><text:soft-page-break/>Firmar transacción</text:p>
      <text:p text:style-name="P103"/>
      <text:p text:style-name="P103"><draw:frame text:anchor-type="paragraph" draw:z-index="20" draw:name="Shape 7" draw:style-name="gr1" draw:text-style-name="P108" svg:width="15.9cm" svg:height="0.997cm" svg:x="0.049cm" svg:y="-0.437cm"><draw:text-box><text:p text:style-name="P107"><text:span text:style-name="T87">$ </text:span><text:span text:style-name="T87">CLI transaction sign --signing-key-file preprod1.skey --testnet-magic 1 --tx-body-file tx.raw --out-file tx.signed</text:span></text:p></draw:text-box></draw:frame></text:p>
      <text:p text:style-name="P103"/>
      <text:p text:style-name="P103">Enviar transacción</text:p>
      <text:h text:style-name="P42" text:outline-level="4"><draw:frame text:anchor-type="paragraph" draw:z-index="21" draw:name="Shape 8" draw:style-name="gr1" draw:text-style-name="P108" svg:width="15.9cm" svg:height="1.555cm" svg:x="0.049cm" svg:y="0.229cm"><draw:text-box><text:p text:style-name="P107"><text:span text:style-name="T87">$ CLI transaction submit --tx-file tx.signed --testnet-magic 1</text:span></text:p><text:p text:style-name="P107"><text:span text:style-name="T87"/></text:p><text:p text:style-name="P107"><text:span text:style-name="T87">cda5cb0173a27f90d298700e55675d1b9df8c000c1c53ed9b9220ccfb7a08c8#1</text:span></text:p><text:p text:style-name="P107"><text:span text:style-name="T87"/></text:p></draw:text-box></draw:frame></text:h>
      <text:h text:style-name="P42" text:outline-level="4"/>
      <text:h text:style-name="P42" text:outline-level="4"/>
      <text:h text:style-name="P79" text:outline-level="2">MINTING <text:span text:style-name="T85">PLUTUS </text:span><text:s/><text:span text:style-name="T85">TOKEN </text:span><text:span text:style-name="T86">v1</text:span></text:h>
      <text:h text:style-name="P87" text:outline-level="4">Ejecutar nix-shell</text:h>
      <text:h text:style-name="P89" text:outline-level="4">Posicionarse en el directorio<text:span text:style-name="T48"> plutus-app <text:s/></text:span>comprobar que la versión de git es la <text:span text:style-name="T48">v2022-04-06</text:span></text:h>
      <text:h text:style-name="P88" text:outline-level="4">/opt/DEV/PLUTUS/plutus-apps$ nix-shell <text:span text:style-name="T62">--extra-experimental-features flak</text:span><text:span text:style-name="T63">es</text:span></text:h>
      <text:p text:style-name="P106"/>
      <text:p text:style-name="P105">Moverse al directorio de trabajo</text:p>
      <text:p text:style-name="P105">nix-shell:/opt/DEV/PLUTUS/plutus-apps]$ cd ../ppbl-course-02/project-02</text:p>
      <text:h text:style-name="P87" text:outline-level="4">Ejecutar cabal repl </text:h>
      <text:p text:style-name="P99">writeMintingValidatorScript</text:p>
      <text:h text:style-name="P42" text:outline-level="4"><text:span text:style-name="T21">se crea el fichero </text:span>my-minting-script.plutus <text:span text:style-name="T14"><text:s/></text:span><text:span text:style-name="T21">similar al fichero .script del ejemplo Token nativo, pero generado con el </text:span><text:span text:style-name="T85">writeMintingValidatorScript <text:s/></text:span><text:span text:style-name="T21">script plutus.</text:span></text:h>
      <text:h text:style-name="P86" text:outline-level="4"><text:span text:style-name="T14">C</text:span>rear policyID</text:h>
      <text:p text:style-name="P97"><draw:frame text:anchor-type="paragraph" draw:z-index="22" draw:name="Shape 9" draw:style-name="gr1" draw:text-style-name="P108" svg:width="15.9cm" svg:height="0.997cm" svg:x="0.049cm" svg:y="0.229cm"><draw:text-box><text:p text:style-name="P109"><text:span text:style-name="T88">CLI transaction policyid --script-file my-minting-script.plutus</text:span></text:p><text:p text:style-name="P109"><text:span text:style-name="T88">a10aa40d0ec3fd4c8fa33a2910fb27941ae8b7ad2a5b0c30816f7a20</text:span></text:p></draw:text-box></draw:frame><text:span text:style-name="Source_20_Text"><text:span text:style-name="T78"/></text:span></text:p>
      <text:p text:style-name="P97"><text:span text:style-name="Source_20_Text"><text:span text:style-name="T78"/></text:span></text:p>
      <text:p text:style-name="P97"><text:span text:style-name="Source_20_Text"><text:span text:style-name="T78"/></text:span></text:p>
      <text:h text:style-name="P86" text:outline-level="4"><text:span text:style-name="T14">C</text:span>rear <text:span text:style-name="T85">redeemer,json</text:span></text:h>
      <text:p text:style-name="P97"><draw:frame text:anchor-type="paragraph" draw:z-index="23" draw:name="Shape 10" draw:style-name="gr1" draw:text-style-name="P108" svg:width="15.9cm" svg:height="0.997cm" svg:x="0.049cm" svg:y="0.229cm"><draw:text-box><text:p text:style-name="P109"><text:span text:style-name="T88">{"constructor":0,"fields":[]}</text:span></text:p></draw:text-box></draw:frame><text:span text:style-name="Source_20_Text"><text:span text:style-name="T78"/></text:span></text:p>
      <text:p text:style-name="P97"><text:span text:style-name="Source_20_Text"><text:span text:style-name="T78"/></text:span></text:p>
      <text:p text:style-name="P97"><text:span text:style-name="Source_20_Text"><text:span text:style-name="T78"/></text:span></text:p>
      <text:h text:style-name="P86" text:outline-level="4"><text:span text:style-name="T21"/></text:h>
      <text:p text:style-name="P104"/>
      <text:p text:style-name="P104"/>
      <text:p text:style-name="P104"/>
      <text:p text:style-name="P104"><text:soft-page-break/>Transacción <text:span text:style-name="T85">mint</text:span></text:p>
      <text:p text:style-name="P104"><draw:frame text:anchor-type="paragraph" draw:z-index="24" draw:name="Shape 11" draw:style-name="gr1" draw:text-style-name="P108" svg:width="15.9cm" svg:height="5.823cm" svg:x="0.049cm" svg:y="0.229cm"><draw:text-box><text:p text:style-name="P107"><text:span text:style-name="T87">$ </text:span><text:span text:style-name="T87">CLI transaction build --babbage-era --testnet-magic 1 --tx-in e75ed3cf2ab008df90b60741f0e522b29cc36c7a274f4e69f51e4bef9b935b9c#0 --tx-out addr_test1vrtnnles3mxk8dy9fcrha8gl5la98hxwx00llc437kkjnhcqsxc8r+5000000+"10 a10aa40d0ec3fd4c8fa33a2910fb27941ae8b7ad2a5b0c30816f7a20.43697479" --mint "10 a10aa40d0ec3fd4c8fa33a2910fb27941ae8b7ad2a5b0c30816f7a20.43697479" --mint-script-file my-minting-script.plutus --mint-redeemer-file redeemer.json --tx-in-collateral e75ed3cf2ab008df90b60741f0e522b29cc36c7a274f4e69f51e4bef9b935b9c#1 --change-address addr_test1vrtnnles3mxk8dy9fcrha8gl5la98hxwx00llc437kkjnhcqsxc8r --protocol-params-file protocol.json --out-file tx.raw</text:span></text:p><text:p text:style-name="P107"><text:span text:style-name="T87"/></text:p></draw:text-box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Firmar transacción</text:p>
      <text:p text:style-name="P104"/>
      <text:p text:style-name="P104"><draw:frame text:anchor-type="paragraph" draw:z-index="25" draw:name="Shape 12" draw:style-name="gr1" draw:text-style-name="P108" svg:width="15.9cm" svg:height="0.997cm" svg:x="0.049cm" svg:y="-0.437cm"><draw:text-box><text:p text:style-name="P107"><text:span text:style-name="T87">$ </text:span><text:span text:style-name="T87">CLI transaction sign --signing-key-file preprod1.skey --testnet-magic 1 --tx-body-file tx.raw --out-file tx.signed</text:span></text:p></draw:text-box></draw:frame></text:p>
      <text:p text:style-name="P104"/>
      <text:p text:style-name="P104">Enviar transacción</text:p>
      <text:h text:style-name="P84" text:outline-level="4"><draw:frame text:anchor-type="paragraph" draw:z-index="26" draw:name="Shape 13" draw:style-name="gr1" draw:text-style-name="P108" svg:width="15.9cm" svg:height="1.555cm" svg:x="0.049cm" svg:y="0.229cm"><draw:text-box><text:p text:style-name="P107"><text:span text:style-name="T87">$ CLI transaction submit --tx-file tx.signed --testnet-magic 1</text:span></text:p><text:p text:style-name="P107"><text:span text:style-name="T87"/></text:p><text:p text:style-name="P107"><text:span text:style-name="T87">66661951541b995516a22fbd852594e1e1a3556080949d4d6801c14b4ee0e532#1</text:span></text:p><text:p text:style-name="P107"><text:span text:style-name="T87"/></text:p></draw:text-box></draw:frame></text:h>
      <text:h text:style-name="P84" text:outline-level="4"/>
      <text:h text:style-name="P84" text:outline-level="4"><text:span text:style-name="T21"/></text:h>
      <text:p text:style-name="P102"><text:span text:style-name="T21"/></text:p>
      <text:p text:style-name="P102"><text:span text:style-name="T21"/></text:p>
      <text:p text:style-name="P102"><text:span text:style-name="T21"/></text:p>
      <text:p text:style-name="P102"><text:span text:style-name="T21"/></text:p>
      <text:p text:style-name="P102"><text:span text:style-name="T21"/></text:p>
      <text:p text:style-name="P102"><text:span text:style-name="T21"/></text:p>
      <text:p text:style-name="P102"><text:span text:style-name="T21"/></text:p>
      <text:p text:style-name="P102"><text:span text:style-name="T21"/></text:p>
      <text:p text:style-name="P102"><text:span text:style-name="T21"/></text:p>
      <text:p text:style-name="P102"><text:span text:style-name="T21"/></text:p>
      <text:p text:style-name="P102"><text:span text:style-name="T21"/></text:p>
      <text:p text:style-name="P102"><text:span text:style-name="T21"/></text:p>
      <text:p text:style-name="P102"><text:soft-page-break/><text:span text:style-name="T21"/></text:p>
      <text:p text:style-name="P102"><text:span text:style-name="T21"/></text:p>
      <text:p text:style-name="P102"><text:span text:style-name="T21"/></text:p>
      <text:p text:style-name="P102"><text:span text:style-name="T21"/></text:p>
      <text:p text:style-name="P102"><text:span text:style-name="T21"/></text:p>
      <text:p text:style-name="P102"><text:span text:style-name="T21"/></text:p>
      <text:p text:style-name="P101"><text:span text:style-name="T21"/></text:p>
      <text:p text:style-name="P101"><text:span text:style-name="T21"/></text:p>
      <text:p text:style-name="P101"><text:span text:style-name="T21"/></text:p>
      <text:p text:style-name="P101"><text:span text:style-name="T21"/></text:p>
      <text:p text:style-name="P101"><text:span text:style-name="T21"/></text:p>
      <text:h text:style-name="P42" text:outline-level="4">QUERYS – preguntando al nodo</text:h>
      <text:p text:style-name="P69"><text:span text:style-name="T30">E</text:span><text:span text:style-name="T29">ditar .bashrc </text:span></text:p>
      <text:p text:style-name="P69"><draw:frame text:anchor-type="paragraph" draw:z-index="10" draw:name="Shape1_9" draw:style-name="gr5" draw:text-style-name="P115" svg:width="15.9cm" svg:height="2.331cm" svg:x="0.049cm" svg:y="0.229cm"><draw:text-box><text:p><text:span text:style-name="T93"/></text:p><text:p><text:span text:style-name="T93">#NODE</text:span></text:p><text:p><text:span text:style-name="T93">alias CLI='/opt/adanode/bin/cardano-cli'</text:span></text:p><text:p><text:span text:style-name="T93"/></text:p><text:p><text:span text:style-name="T93"># testnet-magic pre-production enviroment</text:span></text:p><text:p><text:span text:style-name="T93">export MAGICT=”--testnet-magic 1” </text:span></text:p></draw:text-box></draw:frame></text:p>
      <text:p text:style-name="P69"/>
      <text:p text:style-name="P69"/>
      <text:p text:style-name="P69"/>
      <text:p text:style-name="P48">Uso en linea de comandos</text:p>
      <text:p text:style-name="P48"><draw:frame text:anchor-type="paragraph" draw:z-index="11" draw:name="Shape1_10" draw:style-name="gr4" draw:text-style-name="P116" svg:width="15.9cm" svg:height="0.742cm" svg:x="0.049cm" svg:y="0.229cm"><draw:text-box><text:p><text:span text:style-name="T96">$(echo $MAGICT)</text:span></text:p></draw:text-box></draw:frame></text:p>
      <text:p text:style-name="P48"/>
      <text:p text:style-name="P7">Estado de la red:</text:p>
      <text:p text:style-name="P49"><draw:frame text:anchor-type="paragraph" draw:z-index="0" draw:name="Shape1" draw:style-name="gr5" draw:text-style-name="P115" svg:width="15.9cm" svg:height="2.331cm" svg:x="0.049cm" svg:y="0.229cm"><draw:text-box><text:p><text:span text:style-name="T93">./cardano-cli query tip --testnet-magic 1</text:span></text:p><text:p><text:span text:style-name="T93"/></text:p><text:p><text:span text:style-name="T93">CLI query tip --testnet-magic 1</text:span></text:p><text:p><text:span text:style-name="T93"/></text:p><text:p><text:span text:style-name="T93">CLI query tip </text:span><text:span text:style-name="T96">$(echo $MAGICT)</text:span></text:p><text:p><text:span text:style-name="T96"/></text:p></draw:text-box></draw:frame></text:p>
      <text:p text:style-name="P49"/>
      <text:p text:style-name="P67"/>
      <text:p text:style-name="P67"/>
      <text:p text:style-name="P57">Slot actual:</text:p>
      <text:p text:style-name="P51"><draw:frame text:anchor-type="paragraph" draw:z-index="14" draw:name="Shape 1" draw:style-name="gr1" draw:text-style-name="P108" svg:width="15.9cm" svg:height="0.997cm" svg:x="0.049cm" svg:y="0.229cm"><draw:text-box><text:p><text:span text:style-name="T92">cardano-cli query tip --testnet-magic 1 | jq .slot?</text:span></text:p></draw:text-box></draw:frame></text:p>
      <text:p text:style-name="P50"/>
      <text:p text:style-name="P50"/>
      <text:p text:style-name="P50">Crea keys </text:p>
      <text:p text:style-name="P67"><text:span text:style-name="T38">P</text:span><text:span text:style-name="T39">ara la wallet en el directorio actual, con los ficheros test01.vkey (verification) y test01.skey (signature)</text:span>:</text:p>
      <text:p text:style-name="P67"><draw:frame text:anchor-type="paragraph" draw:z-index="1" draw:name="Shape1_0" draw:style-name="gr9" draw:text-style-name="P115" svg:width="15.9cm" svg:height="1.943cm" svg:x="0.049cm" svg:y="0.229cm"><draw:text-box><text:p><text:span text:style-name="T93">CLI address key-gen --verification-key-file preprod1.vkey --signing-key-file preprod1.skey --testnet-magic 1</text:span></text:p><text:p><text:span text:style-name="T93"/></text:p><text:p><text:span text:style-name="T93">CLI address key-gen --verification-key-file preprod2.vkey --signing-key-file preprod2.skey --testnet-magic 1</text:span></text:p></draw:text-box></draw:frame><text:soft-page-break/></text:p>
      <text:p text:style-name="P67"/>
      <text:p text:style-name="P50"/>
      <text:p text:style-name="P50"/>
      <text:p text:style-name="P69"><text:span text:style-name="T41">vkey </text:span><text:span text:style-name="T43">= Public Verification Key = Dirección pública de la wallet → Enviar y Recibir ada/tAda.</text:span></text:p>
      <text:p text:style-name="P69"><text:span text:style-name="T41">skey </text:span><text:span text:style-name="T43">= Private Signing Key = Dirección de la wallet → Firmar y aproba</text:span><text:span text:style-name="T44">r</text:span><text:span text:style-name="T43"> transacciones.</text:span></text:p>
      <text:p text:style-name="P58"/>
      <text:p text:style-name="P67"><text:span text:style-name="T49">Crea</text:span><text:span text:style-name="T50">r</text:span><text:span text:style-name="T49"> la wallet </text:span></text:p>
      <text:p text:style-name="P67"><text:span text:style-name="T17">E</text:span><text:span text:style-name="T39">n el directorio actual, con los ficheros test01.vkey (verification) y salida en test01.addr (wallet)</text:span>:</text:p>
      <text:p text:style-name="P67"><draw:frame text:anchor-type="paragraph" draw:z-index="2" draw:name="Shape1_1" draw:style-name="gr5" draw:text-style-name="P115" svg:width="15.9cm" svg:height="2.331cm" svg:x="0.049cm" svg:y="0.229cm"><draw:text-box><text:p><text:span text:style-name="T93">CLI address build --payment-verification-key-file preprod1.vkey --out-file preprod1.addr --testnet-magic 1</text:span></text:p><text:p><text:span text:style-name="T93"/></text:p><text:p><text:span text:style-name="T93">CLI address build --payment-verification-key-file preprod2.vkey --out-file preprod2.addr --testnet-magic 1</text:span></text:p><text:p><text:span text:style-name="T93"/></text:p></draw:text-box></draw:frame></text:p>
      <text:p text:style-name="P67"/>
      <text:p text:style-name="P60"/>
      <text:p text:style-name="P60"/>
      <text:p text:style-name="Text_20_body"><text:span text:style-name="T71">preprod1.addr </text:span><text:span text:style-name="T72">=</text:span><text:span text:style-name="T46"> <text:s/></text:span><text:span text:style-name="T42">addr_test1vrtnnles3mxk8dy9fcrha8gl5la98hxwx00llc437kkjnhcqsxc8r</text:span></text:p>
      <text:p text:style-name="Text_20_body"><text:span text:style-name="T71">preprod</text:span><text:span text:style-name="T72">2</text:span><text:span text:style-name="T71">.addr </text:span><text:span text:style-name="T72">=</text:span><text:span text:style-name="T38"> <text:s/></text:span><text:span text:style-name="T50">addr_test1vqlt502gqt8t3whc0ldhrzmgsp6grgdtnpz2x2f05hhew8g0ylua5</text:span></text:p>
      <text:p text:style-name="Text_20_body"/>
      <text:p text:style-name="P52"><text:span text:style-name="T39">C</text:span>onsultar transacciones</text:p>
      <text:p text:style-name="P59">Se puede utilizar <text:s/>la dirección directamente o el fichero .addr</text:p>
      <text:p text:style-name="P60"><draw:frame text:anchor-type="paragraph" draw:z-index="3" draw:name="Shape1_2" draw:style-name="gr8" draw:text-style-name="P115" svg:width="15.9cm" svg:height="3.883cm" svg:x="0.049cm" svg:y="0.229cm"><draw:text-box><text:p><text:span text:style-name="T93">CLI query utxo --testnet-magic 1--address $(cat </text:span><text:span text:style-name="T99">preprod1</text:span><text:span text:style-name="T93">.addr)</text:span></text:p><text:p><text:span text:style-name="T93"/></text:p><text:p><text:span text:style-name="T93">CLI query utxo --testnet-magic 1 --address </text:span><text:span text:style-name="T100">addr_test1vpczyxl0z74jnuefruujpdt843nt0rtxnmee4uajtlsa0ccr2ev0q</text:span></text:p><text:p><text:span text:style-name="T93"/></text:p><text:p><text:span text:style-name="T93">CLI query utxo $(echo $MAGICT) --tx-in 2a36ded94bc579560dad1873806a6795b4875eabc6fdf154a6e9a2bca40f1d85</text:span><text:span text:style-name="T94">#0</text:span></text:p><text:p><text:span text:style-name="T94"/></text:p><text:p><text:span text:style-name="T100">CLI query utxo --testnet-magic 1 --tx-in acda5cb0173a27f90d298700e55675d1b9df8c000c1c53ed9b9220ccfb7a08c8#1</text:span></text:p></draw:text-box></draw:frame></text:p>
      <text:p text:style-name="P60"/>
      <text:p text:style-name="P60"/>
      <text:p text:style-name="P60"/>
      <text:p text:style-name="P60"/>
      <text:p text:style-name="P52"/>
      <text:p text:style-name="P52"><text:span text:style-name="T53">Guardar parámetros del protocolo</text:span> transacciones</text:p>
      <text:p text:style-name="P59">Se guarda en el fic<text:span text:style-name="T84">he</text:span>ro protocol.json</text:p>
      <text:p text:style-name="P60"><draw:frame text:anchor-type="paragraph" draw:z-index="4" draw:name="Shape1_3" draw:style-name="gr6" draw:text-style-name="P115" svg:width="15.9cm" svg:height="0.779cm" svg:x="0.049cm" svg:y="0.229cm"><draw:text-box><text:p><text:span text:style-name="T93">CLI query protocol-parameters --testnet-magic 1 --out-file protocol.json</text:span></text:p></draw:text-box></draw:frame></text:p>
      <text:p text:style-name="P60"/>
      <text:p text:style-name="P60"/>
      <text:p text:style-name="P53">Crear una transación borrador (draft)</text:p>
      <text:p text:style-name="P61">Se necesita <text:span text:style-name="T54">crear un borrador para calcular </text:span><text:s/>el coste (fee). <text:span text:style-name="T55">Una única línea de comandos</text:span></text:p>
      <text:p text:style-name="P61"><text:soft-page-break/>--<text:span text:style-name="T55">tx-in = Id de la transaccion ( </text:span><text:span text:style-name="T38">fcd64d7065130dc15f4790eb8c9a3bdd548eb719d48eb0c3dc65172639d2c7b7</text:span><text:span text:style-name="T55">) hay que indicar el número del movimeinto = (#0)</text:span></text:p>
      <text:p text:style-name="P61">--<text:span text:style-name="T55">tx-out = wallets a utilizar</text:span></text:p>
      <text:p text:style-name="P60"><draw:frame text:anchor-type="paragraph" draw:z-index="5" draw:name="Shape1_4" draw:style-name="gr2" draw:text-style-name="P115" svg:width="15.9cm" svg:height="1.555cm" svg:x="0.049cm" svg:y="0.229cm"><draw:text-box><text:p><text:span text:style-name="T93">CLI transaction build-raw --tx-in fcd64d7065130dc15f4790eb8c9a3bdd548eb719d48eb0c3dc65172639d2c7b7#0 --tx-out $(cat ../test02/test02.addr)+0 --tx-out $(cat test01.addr)+0 --fee 0 --out-file tx.draft</text:span></text:p></draw:text-box></draw:frame></text:p>
      <text:p text:style-name="P60"/>
      <text:p text:style-name="P60"/>
      <text:p text:style-name="P60"/>
      <text:p text:style-name="P52"/>
      <text:p text:style-name="P52"><text:span text:style-name="T54">Calcular el gasto </text:span><text:span text:style-name="T56">(</text:span><text:span text:style-name="T54">fee</text:span><text:span text:style-name="T56">)</text:span></text:p>
      <text:p text:style-name="P61">Se necesita calcular el coste (fee). <text:span text:style-name="T55">Una única línea de comandos</text:span></text:p>
      <text:p text:style-name="P60"><draw:frame text:anchor-type="paragraph" draw:z-index="6" draw:name="Shape1_5" draw:style-name="gr7" draw:text-style-name="P115" svg:width="15.9cm" svg:height="1.167cm" svg:x="0.049cm" svg:y="0.229cm"><draw:text-box><text:p><text:span text:style-name="T93">CLI transaction calculate-min-fee --tx-body-file tx.draft --tx-in-count </text:span><text:span text:style-name="T94">1</text:span><text:span text:style-name="T93"> --tx-out-count </text:span><text:span text:style-name="T94">2</text:span><text:span text:style-name="T93"> --witness-count </text:span><text:span text:style-name="T94">1</text:span><text:span text:style-name="T93"> --testnet-magic 1097911063 --protocol-params-file protocol.json</text:span></text:p></draw:text-box></draw:frame></text:p>
      <text:p text:style-name="P60"/>
      <text:p text:style-name="P62">Repuesta = 174169 Lovelace</text:p>
      <text:p text:style-name="P54">Importante <text:span text:style-name="T14">revisar la <text:s/>cantidad de </text:span>tx-in, tx-out <text:s/><text:span text:style-name="T14">y</text:span> witness<text:span text:style-name="T14"> para el calculo de la FEE sea correcto.</text:span></text:p>
      <text:p text:style-name="P63"/>
      <text:p text:style-name="P55">Crear la transaccion real</text:p>
      <text:p text:style-name="P7">--<text:span text:style-name="T57">tx-in </text:span><text:span text:style-name="T45"><text:s/></text:span><text:span text:style-name="T24"><text:s/><text:tab/>Transacción de origen, con el N.º de registro (#0)</text:span></text:p>
      <text:p text:style-name="P7">--tx-out<text:tab/><text:span text:style-name="T18">Wallet destino , con la cantidad (</text:span><text:span text:style-name="T60">+1</text:span><text:span text:style-name="T61">00000000</text:span><text:span text:style-name="T18">)</text:span></text:p>
      <text:p text:style-name="P69">--tx-out<text:tab/><text:span text:style-name="T18">Wallet origen , con la cantidad (</text:span><text:span text:style-name="T65">+8</text:span><text:span text:style-name="T66">99825831</text:span><text:span text:style-name="T18">)</text:span></text:p>
      <text:p text:style-name="P69">--fee<text:tab/><text:tab/><text:span text:style-name="T57">Pago a la red. (</text:span><text:span text:style-name="T67">174169</text:span><text:span text:style-name="T57">)</text:span></text:p>
      <text:p text:style-name="P69">--out-file<text:tab/><text:span text:style-name="T57">Fichero donde se guarda la tx.</text:span></text:p>
      <text:p text:style-name="P41"/>
      <text:p text:style-name="P61">Se necesita calcular el coste (fee). <text:span text:style-name="T55">Una única línea de comandos</text:span></text:p>
      <text:p text:style-name="P68">test02 100000000</text:p>
      <text:p text:style-name="P6"><text:span text:style-name="T64">test01 1000000000</text:span><text:span text:style-name="T40"> – </text:span><text:span text:style-name="T59">100000000</text:span><text:span text:style-name="T40"> = </text:span><text:span text:style-name="T64">900000000</text:span><text:span text:style-name="T40"> - <text:s/></text:span><text:span text:style-name="T68">174169</text:span><text:span text:style-name="T47"> </text:span><text:span text:style-name="T40">= </text:span><text:span text:style-name="T64">899825831</text:span></text:p>
      <text:p text:style-name="P61"><draw:frame text:anchor-type="paragraph" draw:z-index="7" draw:name="Shape1_6" draw:style-name="gr2" draw:text-style-name="P115" svg:width="15.9cm" svg:height="1.555cm" svg:x="0.049cm" svg:y="0.229cm"><draw:text-box><text:p><text:span text:style-name="T93">CLI transaction build-raw --tx-in fcd64d7065130dc15f4790eb8c9a3bdd548eb719d48eb0c3dc65172639d2c7b7#0 --tx-out $(cat ../test02/test02.addr)+</text:span><text:span text:style-name="T95">100000000</text:span><text:span text:style-name="T93"> --tx-out $(cat test01.addr)+</text:span><text:span text:style-name="T97">899825831</text:span><text:span text:style-name="T93"> --fee </text:span><text:span text:style-name="T98">174169</text:span><text:span text:style-name="T93"> --out-file tx.draft</text:span></text:p></draw:text-box></draw:frame></text:p>
      <text:p text:style-name="P61"/>
      <text:p text:style-name="P61"/>
      <text:p text:style-name="P52"><text:span text:style-name="T69">Firmar </text:span><text:span text:style-name="T54">la transaccion real</text:span></text:p>
      <text:p text:style-name="P56"><text:span text:style-name="T14">se utiliza el fichero con la clave privada</text:span> .skey</text:p>
      <text:p text:style-name="P52"><draw:frame text:anchor-type="paragraph" draw:z-index="8" draw:name="Shape1_7" draw:style-name="gr6" draw:text-style-name="P115" svg:width="15.9cm" svg:height="0.779cm" svg:x="0.049cm" svg:y="0.229cm"><draw:text-box><text:p><text:span text:style-name="T93">CLI transaction sign --tx-body-file tx.draft --signing-key-file test01.skey --testnet-magic 1097911063 --out-file tx.signed</text:span></text:p></draw:text-box></draw:frame></text:p>
      <text:p text:style-name="P52"><text:soft-page-break/></text:p>
      <text:p text:style-name="P52"><text:span text:style-name="T69">Enviar </text:span><text:span text:style-name="T54">la transaccion real</text:span></text:p>
      <text:p text:style-name="P52"><draw:frame text:anchor-type="paragraph" draw:z-index="9" draw:name="Shape1_8" draw:style-name="gr6" draw:text-style-name="P115" svg:width="15.9cm" svg:height="0.779cm" svg:x="0.049cm" svg:y="0.229cm"><draw:text-box><text:p><text:span text:style-name="T93">CLI <text:s/>transaction submit --tx-file tx.signed --testnet-magic 1097911063</text:span></text:p></draw:text-box></draw:frame></text:p>
      <text:p text:style-name="P52"/>
      <text:p text:style-name="P64">Reusltado OK = Transaction successfully submitted</text:p>
      <text:p text:style-name="P55"/>
      <text:p text:style-name="P55">Añadir metadata</text:p>
      <text:p text:style-name="P65">Es necesario crear un fichero .json con la estructura adecuada. Solo se admiten claves númericas para el nivel 0</text:p>
      <text:p text:style-name="P65"><draw:frame text:anchor-type="paragraph" draw:z-index="12" draw:name="Shape1_11" draw:style-name="gr3" draw:text-style-name="P115" svg:width="15.9cm" svg:height="6.599cm" svg:x="0.049cm" svg:y="0.229cm"><draw:text-box><text:p><text:span text:style-name="T93">{</text:span></text:p><text:p><text:span text:style-name="T93">"</text:span><text:span text:style-name="T95">9999</text:span><text:span text:style-name="T93">":{</text:span></text:p><text:p><text:span text:style-name="T93"/></text:p><text:p><text:span text:style-name="T93"><text:s text:c="2"/></text:span><text:span text:style-name="T93">"nft0": {</text:span></text:p><text:p><text:span text:style-name="T93"><text:s text:c="4"/></text:span><text:span text:style-name="T93">"id": "00000",</text:span></text:p><text:p><text:span text:style-name="T93"><text:s text:c="4"/></text:span><text:span text:style-name="T93">"name": "NFT 0",</text:span></text:p><text:p><text:span text:style-name="T93"><text:s text:c="4"/></text:span><text:span text:style-name="T93">"image": "ipfs://ipfs/&lt;IPFS_HASH&gt;",</text:span></text:p><text:p><text:span text:style-name="T93"><text:s text:c="4"/></text:span><text:span text:style-name="T93">"class": 0</text:span></text:p><text:p><text:span text:style-name="T93"><text:s text:c="2"/></text:span><text:span text:style-name="T93">},</text:span></text:p><text:p><text:span text:style-name="T93"><text:s text:c="2"/></text:span><text:span text:style-name="T93">"nft1": {</text:span></text:p><text:p><text:span text:style-name="T93"><text:s text:c="4"/></text:span><text:span text:style-name="T93">"id": "00001",</text:span></text:p><text:p><text:span text:style-name="T93"><text:s text:c="4"/></text:span><text:span text:style-name="T93">"name": "NFT 1",</text:span></text:p><text:p><text:span text:style-name="T93"><text:s text:c="4"/></text:span><text:span text:style-name="T93">"image": "ipfs://ipfs/&lt;IPFS_HASH&gt;",</text:span></text:p><text:p><text:span text:style-name="T93"><text:s text:c="4"/></text:span><text:span text:style-name="T93">"class": 0</text:span></text:p><text:p><text:span text:style-name="T93"><text:s text:c="4"/></text:span><text:span text:style-name="T93">}</text:span></text:p><text:p><text:span text:style-name="T93"><text:s text:c="2"/></text:span><text:span text:style-name="T93">}</text:span></text:p><text:p><text:span text:style-name="T93">}</text:span></text:p></draw:text-box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6">Solo es necesario agregar el parámetro –metada-json-file, en la creación de la transacción de prueba</text:p>
      <text:p text:style-name="P65"><draw:frame text:anchor-type="paragraph" draw:z-index="13" draw:name="Shape1_12" draw:style-name="gr2" draw:text-style-name="P115" svg:width="15.9cm" svg:height="1.555cm" svg:x="0.049cm" svg:y="0.229cm"><draw:text-box><text:p><text:span text:style-name="T93">CLI transaction build-raw --tx-in abf44cbf6abc68c929a33fbd6dbf1839256e7cd868b04c00b9c12c87bcc068e5#0 --tx-out $(cat test01.addr)+0 </text:span><text:span text:style-name="T94">--metadata-json-file tokens.json</text:span><text:span text:style-name="T93"> --fee 0 --out-file tx.draft</text:span></text:p></draw:text-box></draw:frame></text:p>
      <text:p text:style-name="P65"/>
      <text:p text:style-name="P65"/>
      <text:p text:style-name="P66">Calcular fees → Crear tx con valores reales → Firmar tx → Enviar tx<text:tab/></text:p>
      <text:h text:style-name="P75" text:outline-level="1"/>
      <text:p text:style-name="P39"/>
      <text:h text:style-name="Heading_20_2" text:outline-level="2">TRANSACCIÓN</text:h>
      <text:p text:style-name="P1">Una tx es válida cuando:</text:p>
      <text:p text:style-name="P1">* Está viva = el tiempo de la tx no ha terminado</text:p>
      <text:p text:style-name="P1">* El valor de <text:s/>A no es negativo</text:p>
      <text:p text:style-name="P2">* <text:span text:style-name="T1">El tamaño de tx no excede el maximo</text:span></text:p>
      <text:p text:style-name="P2">* <text:span text:style-name="T1">El coste se ha pagado.</text:span></text:p>
      <text:p text:style-name="P1"/>
      <text:p text:style-name="P1">Validar operaciones con clave privada:</text:p>
      <text:p text:style-name="P1">*Salida →</text:p>
      <text:p text:style-name="P1">*Entrada → </text:p>
      <text:p text:style-name="P1">*Author →</text:p>
      <text:p text:style-name="P1"/>
      <text:p text:style-name="P3">FEES</text:p>
      <text:p text:style-name="P3"><text:soft-page-break/>* Suma <text:s/>a los<text:span text:style-name="T2"> Inputs </text:span>o los resta de los <text:span text:style-name="T2">Outputs . </text:span><text:span text:style-name="T6">Configurable en el script</text:span></text:p>
      <text:p text:style-name="P11"/>
      <text:p text:style-name="P11">script, including the, redeemer script, data script, and the datatype of the</text:p>
      <text:p text:style-name="P11">contract</text:p>
      <text:p text:style-name="P11"/>
      <text:p text:style-name="P11"/>
      <text:h text:style-name="Heading_20_1" text:outline-level="1">Wallet API</text:h>
      <text:p text:style-name="P4"><text:span text:style-name="T6">validator script </text:span><text:span text:style-name="T7">(</text:span><text:span text:style-name="T6">data script, redeemer script, </text:span><text:span text:style-name="T7">data)→ Bool</text:span></text:p>
      <text:p text:style-name="P12"><text:tab/>Resultado de la validación</text:p>
      <text:p text:style-name="P12"/>
      <text:p text:style-name="P9"><text:span text:style-name="T6"><text:tab/> </text:span><text:span text:style-name="T10">data script: </text:span></text:p>
      <text:p text:style-name="P9"><text:span text:style-name="T10"><text:tab/><text:tab/></text:span><text:span text:style-name="T9">ix </text:span><text:span text:style-name="T6">Indice del Output de la tx de Entrada.</text:span></text:p>
      <text:p text:style-name="P12"><text:tab/><text:tab/>Contiene información relacionada con el SC:</text:p>
      <text:p text:style-name="P9"><text:span text:style-name="T6"><text:tab/><text:tab/><text:tab/></text:span><text:span text:style-name="T9">pub key</text:span><text:span text:style-name="T6"> propietario que realiza la operación.</text:span></text:p>
      <text:p text:style-name="P9"><text:span text:style-name="T6"><text:tab/><text:tab/><text:tab/></text:span><text:span text:style-name="T9">Hash</text:span></text:p>
      <text:p text:style-name="P12"><text:tab/><text:tab/>Se almacena completamente en el libro contable</text:p>
      <text:p text:style-name="P5"><text:span text:style-name="T6"><text:tab/> </text:span><text:span text:style-name="T8">redeemer script:</text:span></text:p>
      <text:p text:style-name="P5"><text:span text:style-name="T8"><text:tab/><text:tab/></text:span><text:span text:style-name="T12">Indexado con el hash del validator script</text:span></text:p>
      <text:p text:style-name="P13"><text:tab/><text:tab/>Representa una acción <text:s/>devolver</text:p>
      <text:p text:style-name="P10"><text:span text:style-name="T12"><text:tab/><text:tab/></text:span><text:span text:style-name="T13">Una unica opción para que el validator devuelva TRUE</text:span></text:p>
      <text:p text:style-name="P14"><text:tab/><text:tab/>El valor nunca se almacena on-chain, aparece como parte del dato de la transacción</text:p>
      <text:p text:style-name="P10"><text:span text:style-name="T13"><text:tab/></text:span><text:span text:style-name="T11">PendingTx:</text:span></text:p>
      <text:p text:style-name="P19"><text:tab/><text:tab/>Inputs</text:p>
      <text:p text:style-name="P19"><text:tab/><text:tab/>Outputs</text:p>
      <text:p text:style-name="P19"><text:tab/><text:tab/>Intervalo de validez</text:p>
      <text:p text:style-name="P19"><text:tab/><text:tab/>Estado del ledger <text:span text:style-name="T15">(info creada por el nodo)</text:span></text:p>
      <text:p text:style-name="P15"/>
      <text:p text:style-name="P20"><text:span text:style-name="T23">addresses</text:span><text:span text:style-name="T15"> = </text:span><text:span text:style-name="T3">Hash</text:span><text:span text:style-name="T15"> del </text:span><text:span text:style-name="T4">validator script </text:span><text:span text:style-name="T15">(=a). Se calcula off-chain</text:span></text:p>
      <text:p text:style-name="P16">Pagos a un SC:</text:p>
      <text:p text:style-name="P20"><text:span text:style-name="T4"><text:tab/>ix |→ (a,c) ;<text:tab/>c=</text:span><text:span text:style-name="T15"> data script</text:span></text:p>
      <text:p text:style-name="P20"><text:span text:style-name="T4"><text:tab/></text:span><text:span text:style-name="T5">El nodo ejecutar validateScript </text:span><text:span text:style-name="T16">se pasa como parametros <text:tab/><text:tab/><text:tab/></text:span></text:p>
      <text:p text:style-name="P17"><text:tab/>validateScript vld dsc rdm</text:p>
      <text:p text:style-name="P21"><text:span text:style-name="T4"><text:tab/><text:tab/></text:span><text:span text:style-name="T16">vld <text:s/>: ValidatorScript (Hash de la address)</text:span></text:p>
      <text:p text:style-name="P21"><text:span text:style-name="T4"><text:tab/><text:tab/></text:span><text:span text:style-name="T16">dsc <text:s/>: DataScript </text:span></text:p>
      <text:p text:style-name="P21"><text:span text:style-name="T4"><text:tab/><text:tab/></text:span><text:span text:style-name="T16">rdm : ReedimerScrip</text:span></text:p>
      <text:p text:style-name="P18"/>
      <text:p text:style-name="P18"/>
      <text:h text:style-name="P80" text:outline-level="3">TRIGGER</text:h>
      <text:p text:style-name="P18">EventTrigger </text:p>
      <text:p text:style-name="P18">EventHandler</text:p>
      <text:p text:style-name="P18"/>
      <text:p text:style-name="P18"/>
      <text:h text:style-name="Heading_20_3" text:outline-level="3">SLOTRANGE</text:h>
      <text:p text:style-name="P23">CONSTRUCTORES</text:p>
      <text:p text:style-name="P22">Always<text:tab/><text:tab/>:: SlotRange</text:p>
      <text:p text:style-name="P22">defaultSlotRange<text:tab/>:: SlotRange</text:p>
      <text:p text:style-name="P22"><text:soft-page-break/>singleton<text:tab/><text:tab/>:: Slot -&gt; SlotRange</text:p>
      <text:p text:style-name="P22">interval<text:tab/><text:tab/>:: Slot -&gt; Slot -&gt; SlotRange</text:p>
      <text:p text:style-name="P22">intervalFrom<text:tab/><text:tab/>:: Slot -&gt; SlotRange</text:p>
      <text:p text:style-name="P22">intervalTo<text:tab/><text:tab/>:: Slot -&gt; SlotRange</text:p>
      <text:p text:style-name="P22">intersection<text:tab/><text:tab/>:: SlotRange -&gt; SlotRange -&gt; Maybe SlotRange</text:p>
      <text:p text:style-name="P22">hull<text:tab/><text:tab/><text:tab/>:: SlotRange -&gt; SlotRange -&gt; <text:s/>SlotRange</text:p>
      <text:p text:style-name="Text_20_body"/>
      <text:p text:style-name="P23">INSPECCIÓN DE RANGOS</text:p>
      <text:p text:style-name="P22">member<text:tab/>:: Slot -&gt; SlotRange -&gt; Bool</text:p>
      <text:p text:style-name="P22">overlaps<text:tab/>:: SlotRange -&gt; SlotRange -&gt; Bool</text:p>
      <text:p text:style-name="P22">contains<text:tab/>:: SlotRange -&gt; SlotRange -&gt; Bool</text:p>
      <text:p text:style-name="P22">isEmpty<text:tab/>:: SlotRange -&gt; <text:s/>Bool</text:p>
      <text:p text:style-name="P22">before<text:tab/><text:tab/>:: Slot -&gt; SlotRange -&gt; Bool</text:p>
      <text:p text:style-name="P22">after<text:tab/><text:tab/>:: Slot -&gt; SlotRange -&gt; Bool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81" text:outline-level="3">bech32</text:h>
      <text:p text:style-name="P31"><text:a xlink:type="simple" xlink:href="https://github.com/input-output-hk/bech32" text:style-name="Internet_20_link" text:visited-style-name="Visited_20_Internet_20_Link">https://github.com/input-output-hk/bech32</text:a></text:p>
      <text:p text:style-name="P26">"stakePool": {</text:p>
      <text:p text:style-name="P26"><text:s text:c="12"/>"id": "pool155cu3s06js3llfh07vnzepatfuvt3s5s7uwldt9rzz55wz7pugt",</text:p>
      <text:p text:style-name="P26"><text:s text:c="12"/>"hash": "a531c8c1fa9423ffa6eff3262c87ab4f18b8c290f71df6aca310a947"</text:p>
      <text:p text:style-name="P26">}</text:p>
      <text:p text:style-name="P27">DECODIFICAR</text:p>
      <text:p text:style-name="P29"><text:span text:style-name="T34">ACCIÓN = </text:span>./bech32 &lt;&lt;&lt; pool155cu3s06js3llfh07vnzepatfuvt3s5s7uwldt9rzz55wz7pugt </text:p>
      <text:p text:style-name="P29"><text:span text:style-name="T34">RESULTADO = </text:span>a531c8c1fa9423ffa6eff3262c87ab4f18b8c290f71df6aca310a947</text:p>
      <text:p text:style-name="P28">CODIFICAR</text:p>
      <text:p text:style-name="P30"><text:span text:style-name="T34">ACCIÓN = </text:span>./bech32 pool &lt;&lt;&lt; a531c8c1fa9423ffa6eff3262c87ab4f18b8c290f71df6aca310a947</text:p>
      <text:p text:style-name="P30"><text:soft-page-break/><text:span text:style-name="T34">RESULTADO = </text:span>pool155cu3s06js3llfh07vnzepatfuvt3s5s7uwldt9rzz55wz7pugt</text:p>
      <text:h text:style-name="P82" text:outline-level="3"><text:span text:style-name="T22">DUDAS </text:span>PROCESOS ???</text:h>
      <text:list xml:id="list1361015943" text:style-name="L1">
        <text:list-item>
          <text:p text:style-name="P92">How To acceder a Endpoints Off-Chain</text:p>
        </text:list-item>
        <text:list-item>
          <text:p text:style-name="P92">How To leer datos On-Chain</text:p>
        </text:list-item>
        <text:list-item>
          <text:p text:style-name="P92">How To publicar SC en Mainet</text:p>
        </text:list-item>
        <text:list-item>
          <text:p text:style-name="P93">How To actualizar SC en Mainnet</text:p>
        </text:list-item>
        <text:list-item>
          <text:p text:style-name="P94">Obtener current Slot.</text:p>
        </text:list-item>
        <text:list-item>
          <text:p text:style-name="P94"/>
        </text:list-item>
      </text:list>
      <text:p text:style-name="P24"/>
      <text:p text:style-name="P25">Tipos de datos <text:s/>plutuys-co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" svg:font-family="" style:font-family-generic="roman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Mono2" svg:font-family="FreeMono" style:font-family-generic="roman" style:font-pitch="variable"/>
    <style:font-face style:name="FreeMono3" svg:font-family="FreeMono" style:font-family-generic="swiss" style:font-pitch="variable"/>
    <style:font-face style:name="Helvetica Neue" svg:font-family="'Helvetica Neue', Helvetica, 'Segoe UI', Arial, freesans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1" style:font-size-asian="10.5pt" style:language-asian="zh" style:country-asian="CN" style:font-name-complex="Lohit Devanagari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s" fo:country="ES" style:letter-kerning="true" style:font-name-asian="Noto Serif CJK SC1" style:font-size-asian="10.5pt" style:language-asian="zh" style:country-asian="CN" style:font-name-complex="Lohit Devanagari4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4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1" style:font-family-asian="'Noto Serif CJK SC'" style:font-family-generic-asian="system" style:font-pitch-asian="variable" style:font-size-asian="12pt" style:font-weight-asian="bold" style:font-name-complex="Lohit Devanagari4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5T08:04:23.402679466</meta:creation-date>
    <dc:date>2022-11-26T20:14:36.142285934</dc:date>
    <meta:editing-duration>P1DT13H48M49S</meta:editing-duration>
    <meta:editing-cycles>37</meta:editing-cycles>
    <meta:generator>LibreOffice/7.3.7.2$Linux_X86_64 LibreOffice_project/30$Build-2</meta:generator>
    <meta:document-statistic meta:table-count="0" meta:image-count="0" meta:object-count="0" meta:page-count="12" meta:paragraph-count="209" meta:word-count="1048" meta:character-count="8121" meta:non-whitespace-character-count="7146"/>
  </office:meta>
</office:document-meta>
</file>